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A.D.H.D.============</text:p>
      <text:p text:style-name="Standard">++ ++ ++ ++ </text:p>
      <text:p text:style-name="Standard">++ ++ ++ ++ </text:p>
      <text:p text:style-name="Standard">++ ++ ++ ++ </text:p>
      <text:p text:style-name="Standard">++ ++ ++ ++ </text:p>
      <text:p text:style-name="Standard">====Preface====</text:p>
      <text:p text:style-name="Standard"/>
      <text:p text:style-name="Standard">====Official Declaration of Arbitrary Fiction - O.D.A.F.====</text:p>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
      <text:p text:style-name="Standard">Keywords for speedy searching: </text:p>
      <text:p text:style-name="Standard">&lt;AMP Day&gt;</text:p>
      <text:p text:style-name="Standard">&lt;AMP Quit Day&gt;</text:p>
      <text:p text:style-name="Standard">&lt;Retrospective&gt;</text:p>
      <text:p text:style-name="Standard">&lt;Breezy&gt;</text:p>
      <text:p text:style-name="Standard">&lt;Poem&gt;</text:p>
      <text:p text:style-name="Standard">&lt;Bug Fix&gt;</text:p>
      <text:p text:style-name="Standard">.nih</text:p>
      <text:p text:style-name="Standard">List 1.</text:p>
      <text:p text:style-name="Standard"/>
      <text:p text:style-name="Standard"/>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Awesome usernames: dragonessacred</text:p>
      <text:p text:style-name="Standard">My number: +1-414-241-3152</text:p>
      <text:p text:style-name="Standard">My indies nuts games: <text:s/>josephcantrell14.itch.io</text:p>
      <text:p text:style-name="Standard">Work motto: I continual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text:soft-page-break/>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for weightlifting</text:p>
      <text:p text:style-name="Standard">Creatine</text:p>
      <text:p text:style-name="Standard">5 mg melatonin for sleep </text:p>
      <text:p text:style-name="Standard">600 mg 5-HTP for serotonin in the 24 hours after rolling and 200 mg each morning after</text:p>
      <text:p text:style-name="Standard"/>
      <text:p text:style-name="Standard">Best restaurants:</text:p>
      <text:p text:style-name="Standard">Golden Corral</text:p>
      <text:p text:style-name="Standard">Hibachi Supreme Buffet</text:p>
      <text:p text:style-name="Standard">Wingnuts</text:p>
      <text:p text:style-name="Standard"><text:s/>1.5 pounds wings sauced in their original Garlic Parmesan Ranch and Chipotle Ranch with fries</text:p>
      <text:p text:style-name="Standard">The Vortex</text:p>
      <text:p text:style-name="Standard"><text:s/>Double Coronary Bypass Burger with tater tots</text:p>
      <text:p text:style-name="Standard">Boar's Head</text:p>
      <text:p text:style-name="Standard"><text:s/>3 piece mixed meal with fried chicken breast and two legs, potato wedges, and mashed potatoes</text:p>
      <text:p text:style-name="Standard">McDonalds</text:p>
      <text:p text:style-name="Standard"><text:soft-page-break/><text:s/>Double bacon cheeseburger with fries and buffalo sauce evenly spread over the patty</text:p>
      <text:p text:style-name="Standard"><text:s/>Chocolate Chip Frappe</text:p>
      <text:p text:style-name="Standard">Summit Cafe in Sandy Springs</text:p>
      <text:p text:style-name="Standard"><text:s/>Chocolate Frappe with Starbucks coffee syrup and hazelnut syrup</text:p>
      <text:p text:style-name="Standard"/>
      <text:p text:style-name="Standard">Best branded grocery foods (see spreadsheet for recipes):</text:p>
      <text:p text:style-name="Standard">Reeses Pieces Hershey's Bar</text:p>
      <text:p text:style-name="Standard">Reeses Cups</text:p>
      <text:p text:style-name="Standard">Sour Skittles</text:p>
      <text:p text:style-name="Standard">Krispy Kreme donuts</text:p>
      <text:p text:style-name="Standard">Chocolate Toast Crunch cereal</text:p>
      <text:p text:style-name="Standard">Hormel chili</text:p>
      <text:p text:style-name="Standard">Johnsonville Hot Dogs (labeled Bratwurst)</text:p>
      <text:p text:style-name="Standard">Zatarain's Red Beans &amp; Rice</text:p>
      <text:p text:style-name="Standard">Zatarain's Jambalaya</text:p>
      <text:p text:style-name="Standard">Maruchan Ramen</text:p>
      <text:p text:style-name="Standard"/>
      <text:p text:style-name="Standard">Best drinks:</text:p>
      <text:p text:style-name="Standard">Luzianne sweet tea</text:p>
      <text:p text:style-name="Standard">Monster Ultra Violet</text:p>
      <text:p text:style-name="Standard">Vitamin Water Ice</text:p>
      <text:p text:style-name="Standard">Dr. Pepper Cherry</text:p>
      <text:p text:style-name="Standard"/>
      <text:p text:style-name="Standard">Pepper conquests:</text:p>
      <text:p text:style-name="Standard">Cayenne</text:p>
      <text:p text:style-name="Standard">Red 7 Pot</text:p>
      <text:p text:style-name="Standard">7 Pot Douglah</text:p>
      <text:p text:style-name="Standard">7 Pot Primo</text:p>
      <text:p text:style-name="Standard">Chocolate Habanero</text:p>
      <text:p text:style-name="Standard">Ghost </text:p>
      <text:p text:style-name="Standard">Trinidad Moruga Scorpion</text:p>
      <text:p text:style-name="Standard">Fatali</text:p>
      <text:p text:style-name="Standard">Carolina Reaper </text:p>
      <text:p text:style-name="Standard"/>
      <text:p text:style-name="Standard">Breezy's trick list: </text:p>
      <text:p text:style-name="Standard">Sit</text:p>
      <text:p text:style-name="Standard">Come here</text:p>
      <text:p text:style-name="Standard">Stay</text:p>
      <text:p text:style-name="Standard">Up</text:p>
      <text:p text:style-name="Standard">Lie down</text:p>
      <text:p text:style-name="Standard">Shake (left, right)</text:p>
      <text:p text:style-name="Standard">Wink</text:p>
      <text:p text:style-name="Standard">Spin (360)</text:p>
      <text:p text:style-name="Standard">Shiver (full body shake)</text:p>
      <text:p text:style-name="Standard"><text:s text:c="2"/>Wiggle (incomplete shiver)</text:p>
      <text:p text:style-name="Standard">Perch (hold hands while standing up)</text:p>
      <text:p text:style-name="Standard">Speak (working on)</text:p>
      <text:p text:style-name="Standard"/>
      <text:p text:style-name="Standard">=======================================</text:p>
      <text:p text:style-name="Standard"><text:soft-page-break/>====Journal ; ARLEGION 4 I AM MONEY====</text:p>
      <text:p text:style-name="Standard"/>
      <text:p text:style-name="Standard">Most Intense Experience: LSD + MDA + 3-MeO-PCP + Cannabis</text:p>
      <text:p text:style-name="Standard">Best Experience: LSD + 3-MeO-PCP + Cannabis</text:p>
      <text:p text:style-name="Standard">Drug Utility Shortlist:</text:p>
      <text:p text:style-name="Standard"><text:tab/>Amphetamine sulphate: Intelligence training, motivation, long term life enhancement</text:p>
      <text:p text:style-name="Standard"><text:tab/>Marijuana: Malleable short term life enhancement</text:p>
      <text:p text:style-name="Standard"><text:tab/>3-MeO-PCP: Amphetamine addiction and withdrawal, creativity, motivation</text:p>
      <text:p text:style-name="Standard"><text:tab/>MDMA: Amphetamine withdrawal</text:p>
      <text:p text:style-name="Standard"><text:tab/>Psychedelics: Appreciation</text:p>
      <text:p text:style-name="Standard"><text:tab/>Dissociatives: Reflection</text:p>
      <text:p text:style-name="Standard"/>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text:soft-page-break/>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lt;Retrospective&gt; (2/13/22) November 21, 1995: I was born at 3:29 a.m. to my mother Patricia Ann Cantrell.</text:p>
      <text:p text:style-name="Standard">&lt;Retrospective&gt; (2/13/22) August 2001: After beginning Kindergarten at Reese Road elementary, my zoned school, my mother was outraged I was coloring in coloring books instead of learning. <text:s/>Within a week, my mother took me to take the test to enter Britt David, the best public elementary school in Columbus, GA. <text:s/>I was stumped only by the ontology of an octagonal shape, so I began school there. <text:s/>I was soon sent to the doctor to get and placed on Adderall such that <text:s/>while reading to the students sitting cross legged Indian style, my teacher would send me to the nurse's office to eat my convoluted and bastardized amphetamine mixture.</text:p>
      <text:p text:style-name="Standard">&lt;Retrospective&gt; (2/13/22) Late 2004: In third grade, I stopped reading these forty-five page science books and picked up a nigh two hundred page book about shuffling a backyard dragon through a parade disguised as a float. <text:s/>I told my teacher I didn't believe in a god as I had been atheist for a bit. <text:s/>I flipped between atheism and agnosticism as a kid before my adolescent intelligence cemented my atheism. <text:s/>I denied the sadistic Christian god but wondered about other more experimental gods like in Futurama. <text:s/>I also picked up books like Harry Potter which other Christian classmates ironically were not allowed to read because of its made up magic.</text:p>
      <text:p text:style-name="Standard">&lt;Retrospective&gt; (2/13/22) Late 2007: After six years and in sixth grade, I quit amphetamine for the first time after convincing my mother it was "suppressing my emotions."</text:p>
      <text:p text:style-name="Standard">&lt;Retrospective&gt; (2/13/22) Summer 2009: I went to Duke TIP after getting a 1600 out of 2400 on the SAT in seventh grade. <text:s/>Being poor, I got a scholarship to go. <text:s/>I studied Crisis and Conflict global politics for three weeks and briefly dated this cute Asian girl named Vivian. <text:s/>I approached her and asked her to dance after noticing her wandering around the late party. <text:s/>I expected her to turn me down, but I was super delighted when she was equally as delighted as me. <text:s/>She would come to my door and knock on it to wake me up. <text:s/>I was shy though because I no longer had my amphetamine medicine.</text:p>
      <text:p text:style-name="Standard">&lt;Retrospective&gt; (2/13/22) August 2010: I started ninth grade at the best public school in Columbus, Georgia: Columbus High School.</text:p>
      <text:p text:style-name="Standard">&lt;Retrospective&gt; (2/13/22) Summer 2011: I studied microeconomics at Duke TIP for three weeks. <text:s/>I hung out with Vivian again but was still bad at interacting with her without my amphetamine.</text:p>
      <text:p text:style-name="Standard">&lt;Retrospective&gt; (2/13/22) August 2011 - November 2011: In tenth grade, my mother, her boyfriend Bruce Denham, and I lived without electricity, water, and gas for three months until with my earnest <text:soft-page-break/>behest, my mom recognized Bruce cannot find enough freelance carpentry work and trudged on the job hunt to finally land a part time job at KMart. <text:s/>Bruce drove her there for a while until she got fired for fighting another mutually racist employee. <text:s/>When I was like six or seven, my mother's license got suspended for getting into a drunk car accident while going to get me a pizza. <text:s/>She never got it back before she perished from cancer because it would cost her too much money, and she never got enough money for another car. <text:s/>My mom's job around that time was working at Piggly Wiggly. <text:s/>It took her almost ten years to get another job. <text:s/>That's about the same amount of time it took me to resume my biologically mandated job of consistently eating amphetamine to worship myself.</text:p>
      <text:p text:style-name="Standard">&lt;Retrospective&gt; November 12, 2011: I pirated Rescue by Silverstein as shown by the timestamps in Windows. <text:s/>This was just after when the lights came back on in my house. <text:s/>I was so happy. <text:s/>It was my early birthday present according to my mama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lt;Retrospective&gt; (2/13/22) June 2014: I began attending the Georgia Institute of Technology, the top public school in Georgia with two summer classes and a full scholarship for poor students having a yearly household income of less than about $30,000. <text:s/>I got there by scoring 2140 out of 2400 on the SAT without studying since it was intended to be a measurement of my overall scholastic ability. <text:s/>However, the specific knowledge of definitions without great context clues didn't exemplify that. <text:s/>I still didn't study definitions like many of my peers. <text:s/>The average for <text:s/>upper classmen at the worst school, my zoned high school of Kendrick, was about 1200, while the average for entrants to Georgia Tech was about 1600, my achievement in seventh grade.</text:p>
      <text:p text:style-name="Standard">I also took eleven Advanced Placement exams and got credit for nine of them, ringing in thirty credits and starting as a sophomore. <text:s/>Because Columbus High School wouldn't order tests for which I wasn't in the class, I had to take my microeconomics test at Shaw High School in the guidance counselor's meeting room. <text:s/>Despite the ease in completing them, I had to speak to my guidance counselor about taking five AP classes my senior year. <text:s/>I took Advanced Placement tests in: </text:p>
      <text:p text:style-name="Standard">List 1. Human Geography</text:p>
      <text:p text:style-name="Standard">2. US History</text:p>
      <text:p text:style-name="Standard">3. World History</text:p>
      <text:p text:style-name="Standard">4. Statistics</text:p>
      <text:p text:style-name="Standard">5. Microeconomics</text:p>
      <text:p text:style-name="Standard">6. Physics B (more general than C)</text:p>
      <text:p text:style-name="Standard">7. Macroeconomics</text:p>
      <text:p text:style-name="Standard">8. Calculus AB </text:p>
      <text:p text:style-name="Standard">9. Calculus BC</text:p>
      <text:p text:style-name="Standard">10. Physics C (calculus): Mechanics</text:p>
      <text:p text:style-name="Standard">11. Physics C: Electricity and Magnetism</text:p>
      <text:p text:style-name="Standard">I got the highest score of 5 in all subjects except World History for which I was less prepared by my teacher. <text:s/>I got credit for all of them except Human Geography and Calculus AB as there were no Georgia Tech equivalents. <text:s/>Physics B counted as a general elective. <text:s/>I noticed my reading ability deteriorating as I was having trouble reading in Physics C, and I asked my mom to get me another amphetamine prescription, but we couldn't afford it. <text:s/>I intended to study business administration but changed my mind after some thought in March 2014. <text:s/>Being from a household with almost no capital and being an introvert, it moreso suited my entrepreneurial efforts to instead study computer science. <text:s/></text:p>
      <text:p text:style-name="Standard"><text:soft-page-break/>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text:soft-page-break/>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text:soft-page-break/>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text:soft-page-break/>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text:soft-page-break/>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text:soft-page-break/>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text:soft-page-break/>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text:soft-page-break/>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text:soft-page-break/>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text:soft-page-break/>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text:soft-page-break/>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text:soft-page-break/>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text:soft-page-break/>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lt;Retrospective&g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text:soft-page-break/>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text:soft-page-break/>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ext:soft-page-break/>The yesterday I love speak of tomorrow. <text:s/>The yesterday I abhor speak of tomorrow. <text:s/>Tomorrow belongs to nobody!</text:p>
      <text:p text:style-name="Standard"/>
      <text:p text:style-name="Standard">December 31, 2016 &lt;Retrospective&gt;: I took 2 hits LSD and ate one of my 4.2 grams of avb brownies at the same time. <text:s/>I was flying through a rainbow nebula, then I fell asleep for 3 hours! <text:s/>I woke up to see black hands rescinding from the center of my vision back to the environment. <text:s/>I felt like a simple, crazed creature.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text:soft-page-break/></text:p>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text:soft-page-break/>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ext:soft-page-break/>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text:soft-page-break/>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text:soft-page-break/>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text:soft-page-break/>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text:soft-page-break/>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text:soft-page-break/>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lt;Retrospective&g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text:soft-page-break/></text:p>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text:soft-page-break/>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text:soft-page-break/></text:p>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text:soft-page-break/>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lt;Retrospective&g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text:soft-page-break/>&lt;Retrospective&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 &lt;Retrospective&gt; I jacked off for 12 hours straight on this "3-MeO-PCP". <text:s/>I think this was actually weak 4-MeO-PCP, but it was definitely NOT 3-MeO-PCP */</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text:soft-page-break/>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text:soft-page-break/>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ive&gt; February 21, 2018: I don't remember anything about this day at all.</text:p>
      <text:p text:style-name="Standard"/>
      <text:p text:style-name="Standard">&lt;Retrospective&gt; February 23, 2018: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text:soft-page-break/>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text:soft-page-break/>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text:soft-page-break/>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text:soft-page-break/>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text:soft-page-break/>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text:soft-page-break/>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text:soft-page-break/>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text:soft-page-break/>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ext:soft-page-break/>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text:soft-page-break/>/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text:soft-page-break/>/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text:soft-page-break/>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text:soft-page-break/>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vb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text:soft-page-break/>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5, 2019: &lt;Retrospective&gt; of 2/1/22: <text:s/>I defeated the Great Shinobi Owl in the morning while lifting weights on preworkout and 3-MeO-PCP. <text:s/>That Anesthetic album by Mark Morton came out around then, so I listened to Save Defiance and Imaginary Days while lifting and then went to play Sekiro on my ten or fifteen minute rest periods. <text:s/>Playing that game on 3-MeO-PCP was great. <text:s/>I loved crossing the cherry blossom tree bridge and ascending the castle in the sky to use lightning bolts to defeat the hydra in the clouds. <text:s/>It reminds me of my own struggle after banging the cherry blossom stripper Taylor and reascending my amphetamine castle riddled with mental imagery of beautiful women and magnificent hydras.</text:p>
      <text:p text:style-name="Standard"/>
      <text:p text:style-name="Standard">May 8, 2019: I just plugged 120 mg 2F-DCK and then 100 mg again 20 minutes later. <text:s/>I want to hole. <text:s/>I have a massive tolerance from using 3-MeO-PCP every day so idk how well this will work. <text:s/>I have <text:soft-page-break/>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text:soft-page-break/>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text:soft-page-break/>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ext:soft-page-break/>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text:p>
      <text:p text:style-name="Standard">&lt;Retrospective&gt; 2/4/2022: I had an adrenal response at the climax of that experience. <text:s/>Everything went slow motion and I saw the world with an unrivaled sense of clarity as the hallucinations completely disappeared. <text:s text:c="3"/></text:p>
      <text:p text:style-name="Standard"/>
      <text:p text:style-name="Standard">September 1, 2019: 3-MeO-PCP is great on the comedown of MDMA. The roll kinda picks back up again. Yesterday I did 2 hits of LSD and plugged copious amounts of 3-MeO-PCP. I woke up this <text:soft-page-break/>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text:soft-page-break/>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text:soft-page-break/>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ext:soft-page-break/>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vb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text:soft-page-break/>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text:soft-page-break/>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text:soft-page-break/>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lt;Retrospective&gt; 2/4/2022: I'm still skeptical of the employment of my adrenal system, and that notion before was only a hypothesis. <text:s/>Most of my early notions about drugs are hypotheses as they should b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ext:soft-page-break/>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text:soft-page-break/>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ive&gt;&lt;AMP Quit Day&gt; February 21, 2020: Quit amphetamine today. <text:s/></text:p>
      <text:p text:style-name="Standard"/>
      <text:p text:style-name="Standard">&lt;Retrospective&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text:soft-page-break/></text:p>
      <text:p text:style-name="Standard">&lt;Retrospective&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text:soft-page-break/>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text:soft-page-break/></text:p>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lt;Retrospective&g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lt;Retrospective&g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ext:soft-page-break/>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text:soft-page-break/></text:p>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like the cover of Digital Renegade by I See Stars but with pointy sunglasses came in stabbing the air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text:p>
      <text:p text:style-name="Standard">&lt;Retrospective&gt; My hypothesis was false. <text:s/>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ext:soft-page-break/>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ive&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text:soft-page-break/>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text:soft-page-break/>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text:soft-page-break/></text:p>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text:soft-page-break/></text:p>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text:soft-page-break/>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text:soft-page-break/>(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text:soft-page-break/>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text:soft-page-break/>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text:soft-page-break/>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lt;Retrospective&gt; 2/4/2022: I probably mixed up an adrenal response for some other induction of slow motion by faster moving brain connections generated by agonizing psychedelic connections and inhibiting slower connections. <text:s/>I was out of my mind here, and my hypothesis of 4-MeO-PCP is a very good one but not definitive.</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text:soft-page-break/></text:p>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text:soft-page-break/>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text:soft-page-break/></text:p>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text:soft-page-break/></text:p>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ext:soft-page-break/>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text:soft-page-break/>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text:soft-page-break/>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text:soft-page-break/>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text:soft-page-break/>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text:soft-page-break/>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lt;Retrospective&gt; 2/4/2022: I think I listened to that Breathless song in 10th grade during my house's three month blackout. <text:s/>Of course, a lot of this journal is stream of consciousness, and when memories were rapidly coming to me I would try to enumerate them as quickly as possible.</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text:soft-page-break/>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ext:soft-page-break/>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text:soft-page-break/></text:p>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text:soft-page-break/>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text:soft-page-break/></text:p>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oft-page-break/><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text:soft-page-break/>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text:soft-page-break/></text:p>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text:soft-page-break/>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text:soft-page-break/>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text:soft-page-break/>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text:soft-page-break/>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text:soft-page-break/>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text:soft-page-break/>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lt;Retrospective&gt; 2/5/2022: My crazy thoughts during this time have lots of speculation that I don't believe are true. <text:s/>My rambling hypotheses on the pharmacology 5-MeO-DMT don't actually appear to have any merit.</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text:soft-page-break/></text:p>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text:soft-page-break/>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text:soft-page-break/>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text:soft-page-break/>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text:soft-page-break/>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text:soft-page-break/>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text:soft-page-break/>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text:soft-page-break/>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text:soft-page-break/>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while listening to Enclave by Sonic Syndicate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text:soft-page-break/>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text:soft-page-break/>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text:soft-page-break/>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text:soft-page-break/>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text:soft-page-break/>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ext:soft-page-break/>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text:soft-page-break/>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text:soft-page-break/>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text:soft-page-break/>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ive&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text:soft-page-break/>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text:soft-page-break/>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p.m. <text:s/>I had been having acetylcholine visuals and smoking weed from my bong a little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He charged right through me, then I turned and watched him dance and fade smoothly into my backpack in the corner. <text:s/>I actually picked up the backpack and looked behind it because it was so realistic, and I saw nothing. <text:s/>I then sat down and within a minute, I saw about 40 realistic black and very slightly rainbow black widow spiders charging me from all sides in waves for about an entire hour. <text:s/>Each wave took about one or two seconds to reach me before they instantly reappeared back from the wall about four meters away. <text:s/>They were each about a half meter in diamete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Some of the hallucinations were probably my M1 muscarinic receptor being dogged by excessive dopamine output: https://www.researchgate.net/publication/5328973_Blockade_of_M1_muscarinic_acetylcholine_receptors_modulates_the_methamphetamine-induced_psychomotor_stimulant_effect</text:p>
      <text:p text:style-name="Standard"/>
      <text:p text:style-name="Standard">&lt;AMP Quit Day&gt; March 3, 2021: <text:s/>7:00 a.m. - I saw a 2D (but sometimes morphing in 3D ways) black entity in my carpet reminiscent of a cartoon 30's gangster I decided to call Mr. Homie. <text:s/>He had a suit, hat, and flat top sunglasses, and was about 20-25 cm tall. <text:s/>Mr. Homie had the power to paint 40+ variations of something onto my vision, and by that I mean he reacted to the things being painted, and he also reacted to me. <text:s/>He appeared to be some kind of cerebral cortex manifestation reacting to my normal prefrontal cortex thoughts as I walked around my apartment. <text:s/>I remember seeing a Salamence before it was butchered and transfigured into something homosexual and violent. <text:s/>The gay stuff was something like Meatwad from Aqua Teen shaking his ass in the intro of the last season of Aqua Teen, or it could be two shadow dudes/animals/monsters fucking. <text:s/>I hypothesize there are some connections in my brain that are opened by a lack of choline driven by the M1 receptor I mentioned, allowing the cerebral cortex to bring info from the hippocampus and place it into the ocular <text:s/>electrical feed before it arrives at the prefrontal cortex for analysis. <text:s/>It could feed memories like hold up a cheeseburger to show me I should eat because my body was hungry. <text:s/></text:p>
      <text:p text:style-name="Standard">I was very noticeably surprised and astonished by my hallucinations at every turn. <text:s/>Because of this surprising result, it looks like GABA neurons can become addicted to one's own dopamine supply, and it is known that GABA withdrawal can be deadly. <text:s/>Everywhere I looked, spiders and bugs were already there, and they were realistic 3D moving entities. <text:s/>These entities were up to a meter in diameter. <text:s/>They were formed of swirling black lines, some small enough to create a realistic entity while others were meter wide chaotic swirling lines. <text:s/>I could not hear them; lack of glutamate allows that auditory <text:soft-page-break/>hallucinatory connection to come to my prefrontal cortex if I'm to believe my many dissociative experiments. <text:s/>Alternatively, perhaps severing some other connection makes it impossible to hallucinate many sound frequencies at all. <text:s/>Mr. Homie was working to scare me because I fucked my my amp shit and fucked myself over with meth, but I can't be scared. <text:s/>Mr. Homie kept taunting me, laughing, and making gay shadow caricatures. <text:s/>These hallucinations lasted about 24 hours as the dopamine probably had no natural mechanism to be removed from its destructive, unnatural place in various acetylcholine and hormonal synapses. <text:s/>It took until about 7:00 a.m. the next day for the hallucinatory experience to be over. <text:s/>I actually felt mostly fine after the experiment, but that damage is definitely irreversible.</text:p>
      <text:p text:style-name="Standard">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chemicals and lingered in my bathroom for a few days. <text:s/>The acetylcholine problem snuck up on me again like when I tried using MDA to fix immediate amphetamine withdrawal, but this time I wasn't plagued with suicidal thoughts, and the hallucinations were different. <text:s/>Dopamine overflows into serotonin, acetylcholine, and finally, adrenal receptors to try to safely displace the excess dopamine. <text:s/>Various other mechanisms like hormones for human growth and child bearing are likely affected too. <text:s/>If you continue to use meth after having a pissed off adrenal hallucination, I'm sure the hallucinations become gigantic and you die in slow motion. <text:s/></text:p>
      <text:p text:style-name="Standard">&lt;Retrospective&gt; 1/15/22: Methamphetamine appeared to have NET properties since it burned me over my whole body like 4-HO-MET and like experiences people describe from cocain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unnatural, dopaminergic acetylcholine action brings a false sense of calmness to the experience. <text:s/>Before I started hallucinating, the frequencies of sound I could hear were alter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text:soft-page-break/></text:p>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text:soft-page-break/>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text:soft-page-break/>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ext:soft-page-break/>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text:soft-page-break/></text:p>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text:soft-page-break/>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text:soft-page-break/>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text:soft-page-break/></text:p>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lt;Retrospective&gt; 2/2/2022: I started marathon watching Forensic Files at this time in my life. <text:s/>It felt like the TV watching and working aspects of 2-FMA stayed with me even after only those couple weeks. <text:s/>I had a blast lying in bed watching Forensic Files all day and continuing work on For My Aspect. <text:s/>I was so engrossed into the show. <text:s/>I'll have to try 2-FMA again.</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text:soft-page-break/>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text:soft-page-break/>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text:soft-page-break/>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text:soft-page-break/>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text:soft-page-break/>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text:soft-page-break/>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text:soft-page-break/>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text:soft-page-break/>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text:soft-page-break/>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text:soft-page-break/>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text:soft-page-break/>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ext:soft-page-break/>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ext:soft-page-break/>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text:soft-page-break/>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ext:soft-page-break/>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text:soft-page-break/>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ext:soft-page-break/>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text:soft-page-break/>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text:soft-page-break/></text:p>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text:soft-page-break/>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text:soft-page-break/>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text:soft-page-break/>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text:soft-page-break/>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text:soft-page-break/>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text:soft-page-break/>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text:soft-page-break/>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text:soft-page-break/>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text:soft-page-break/>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text:soft-page-break/>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text:soft-page-break/>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text:soft-page-break/>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text:soft-page-break/>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text:soft-page-break/>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text:soft-page-break/>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text:soft-page-break/>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text:soft-page-break/>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text:soft-page-break/>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text:soft-page-break/>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List 1. Notes of a Prophecy: Who Broke the Hoover Dam House? - Rasco and the Rats of Nimh</text:p>
      <text:p text:style-name="Standard">2. Aristocratic Rain of Hellfire on the Proletariat - Pink Eye of South Park</text:p>
      <text:p text:style-name="Standard">3. Aiding the Native American Anne Frank - Casa Bonita of South Park</text:p>
      <text:p text:style-name="Standard">4. Eichmann's Technological Tenement Trap - Super Fun Time of South Park</text:p>
      <text:p text:style-name="Standard">5. New Gilded Age of Illusory Maintenance for Psychopaths - City Sushi of South Park</text:p>
      <text:p text:style-name="Standard">6. Defined Wonder, Weapons Cast to Starve the Artist - Dead Hobo of Case Closed</text:p>
      <text:p text:style-name="Standard">7. The Final Solution - Kenny Dies of South Park</text:p>
      <text:p text:style-name="Standard">8. Frankly, My Deer - The Gang Gets Extreme: Home Makeover Edition of Always Sunny</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9. For Whom Does the Love of My Trophy Toll? - Love Thy Trophy of Family Guy</text:p>
      <text:p text:style-name="Standard">10. I'm Not Sure How This Has No Relation to Penn State - Idiocracy</text:p>
      <text:p text:style-name="Standard">11. Phase 2 of the Joke: Loosly Leaving a Future Calling Pussy Villages of Underpants Bitches - Tweek of South Park</text:p>
      <text:p text:style-name="Standard">12. American Horror Story: Extended Stay Asylum - Insane in the Mainframe of Futurama</text:p>
      <text:p text:style-name="Standard">13. Aiding Jared's Finale is Left Hanging - Jared Has Aides of South Park</text:p>
      <text:p text:style-name="Standard">14. Once Upon A Time, I Read the Ending First - A Woodland Critter Christmas of South Park</text:p>
      <text:p text:style-name="Standard">15. Woah Man, Just... - Night of the Living Homeless of South Park</text:p>
      <text:p text:style-name="Standard">16. Candy Crush Could Crush the Castle - Placebo Effect of Archer</text:p>
      <text:p text:style-name="Standard">17. Have Courage to Face Down Lingering Reflections - Queen of the Black Puddle of Courage the Cowardly Dog</text:p>
      <text:p text:style-name="Standard">18. Steadfast Reflections of a Hydra Ridden, Filtered Atmosphere - Blue Eyes Ultimate Dragon of Yugioh</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text:soft-page-break/>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text:soft-page-break/>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List 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text:soft-page-break/>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text:soft-page-break/>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List 1. The Texas Chainsaw Massacre 2 (1986 {can't unsee that chilly, stretched out whore of a chainmail story on my L.A.M.P. stack})</text:p>
      <text:p text:style-name="Standard">Friday the 13th Part 6: Jason Lives (my amped lightning strike rains sparks into the misty grey world where I lie in wait to return from my ten years of drowning and subsequent cycle)</text:p>
      <text:p text:style-name="Standard">Garfield: A Tail of Two Kitties (orange Adder tailing All too much while DA dog oDie stares)</text:p>
      <text:p text:style-name="Standard">Case Closed</text:p>
      <text:p text:style-name="Standard"><text:s/>The Moonlight Sonata Murder Case</text:p>
      <text:p text:style-name="Standard"><text:soft-page-break/><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 (I'm missing both my amp arms here and my ADHD disorder is "new" and doesn't show up on any tests)</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text:s/>Eek, a Penis! (suck my illegal transplant from the ground you vampire sons of bitches)</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The Texas Chainsaw Massacre 2's Mesquite High STD School are bigger terrorists than Bo Co Harem's men in black and wild "mad dog" humans)</text:p>
      <text:p text:style-name="Standard"><text:s/>Charlie Gets Crippled (how about DAT: targeting "legal meat" people like drug addicts, and misusing ADHD meds like D-amphetamine are crutches)</text:p>
      <text:p text:style-name="Standard"><text:s/>The Gang Misses the Boat (I've spotted splashes of amphibious ski masks holding undefined poetry I couldn't read in the past)</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Space Pilot (my robotic laser light show of natural PCP2 and NMDA inhibition is pretty)</text:p>
      <text:p text:style-name="Standard"><text:s/>A Tale of Two Santas (I don't bullshit very well with my paradox absorbing chromosomes)</text:p>
      <text:p text:style-name="Standard"><text:s/>The Birdbot of Ice Catraz</text:p>
      <text:p text:style-name="Standard"><text:s/>Parasites Lost (my naturally inhibiting PCP2 "worms" were given to me by my motherly ancestor)</text:p>
      <text:p text:style-name="Standard">Family Guy</text:p>
      <text:p text:style-name="Standard"><text:s/>E. Peterbus Unum (I'm digging an in ground, natural PCP2 pool)</text:p>
      <text:p text:style-name="Standard"><text:s/>Mr. Griffin Goes to Washington (they left out the alcohol)</text:p>
      <text:p text:style-name="Standard"><text:soft-page-break/><text:s/>Death is a Bitch (funny how holding a blue and gold lamp wired to the electrical socket splashes a 3D array of light wavelengths into my world in the form of angel women, all without the need for DAT creek transporting the DA Sons)</text:p>
      <text:p text:style-name="Standard"><text:s/>Stewie B. Goode </text:p>
      <text:p text:style-name="Standard"><text:s/>Death Has a Shadow (devilish vampire whine drinkers beleaguering to stack Joe with STD's and keep their fiery prescriptions overshadowing the dwindling exploitation of the sadistically marginalized poor angels stuck in bagel trafficking welfare circles of ADHD stack parties next to DA overpaid orange soap that says, "Lois, low lies my hair.")</text:p>
      <text:p text:style-name="Standard">Drake &amp; Josh</text:p>
      <text:p text:style-name="Standard"><text:s/>The Theater Thug (woah, just take it ESi, man)</text:p>
      <text:p text:style-name="Standard"><text:s/>Pool Shark</text:p>
      <text:p text:style-name="Standard">ChaoS;HEAd</text:p>
      <text:p text:style-name="Standard"><text:s/>Contact</text:p>
      <text:p text:style-name="Standard">Bleach </text:p>
      <text:p text:style-name="Standard"><text:s/>Byakuya Bankai</text:p>
      <text:p text:style-name="Standard">Future Diary</text:p>
      <text:p text:style-name="Standard"><text:s/>Family Plan (I'm still digging this hole with my inhibited PCP2 and NMDA angel girl)</text:p>
      <text:p text:style-name="Standard">Killing Spree</text:p>
      <text:p text:style-name="Standard"><text:s/>Killing Spree VII</text:p>
      <text:p text:style-name="Standard">Castle by Oscar Johansson</text:p>
      <text:p text:style-name="Standard"><text:s/>Castle III Part B</text:p>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text:soft-page-break/>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lt;Retrospective&g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text:soft-page-break/>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List 1. I Die in Degrees - All That Remains : This Darkened Heart</text:p>
      <text:p text:style-name="Standard">Archangel - Call of Duty Black Ops II Zombies</text:p>
      <text:p text:style-name="Standard">10 Years Today - Bullet For My Valentine</text:p>
      <text:p text:style-name="Standard">The Kaleidoscopic God - Scar Symmetry : Pitch Black Progress</text:p>
      <text:p text:style-name="Standard">As You're Falling Down - Escape the Fate</text:p>
      <text:p text:style-name="Standard">Your World on Fire - In Fear and Faith</text:p>
      <text:p text:style-name="Standard">Second Chances - LoveHateHero</text:p>
      <text:p text:style-name="Standard">Her Monologue - Issues</text:p>
      <text:p text:style-name="Standard">My Frailty - After the Burial</text:p>
      <text:p text:style-name="Standard">Bleeding Mascara - Atreyu : The Curse</text:p>
      <text:p text:style-name="Standard">Trigger - In Flames</text:p>
      <text:p text:style-name="Standard">Natural Born Chaos - Soilwork : Natural Born Chaos</text:p>
      <text:p text:style-name="Standard">Blind Eye Halo - Soilwork : Stabbing The Drama (STD)</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Pillars of Serpents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 : Stand Up and Scream</text:p>
      <text:p text:style-name="Standard">15 Pieces of Flare - The Amity Affliction : Youngbloods</text:p>
      <text:p text:style-name="Standard">Blind - Korn</text:p>
      <text:p text:style-name="Standard">What's Left of Me - blessthefall : Witness</text:p>
      <text:p text:style-name="Standard">Carrion - Call of Duty: Black Ops II</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text:soft-page-break/>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List 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soft-page-break/><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The silencing of the spoken lies around me as I screamed out my own</text:p>
      <text:p text:style-name="Standard"><text:s text:c="2"/>This happened at Publix only one time under duress of amphetamine and many simultaneous lies</text:p>
      <text:p text:style-name="Standard"><text:s text:c="2"/>Evolutionary benefit: protecting my brain from the lies like that song Mute by Blaqk Audio while warding off enemies by screaming my own lies</text:p>
      <text:p text:style-name="Standard">8.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9.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10. The details of the adrenal system in relation to other items above for moving the brain faster and for moving the body faster</text:p>
      <text:p text:style-name="Standard">/* &lt;Retrospective&gt; 1/31/2022: What do these things mean for making love, talking, other interactions with women? */</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soft-page-break/><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text:soft-page-break/>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ext:soft-page-break/>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text:soft-page-break/>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text:soft-page-break/>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text:soft-page-break/>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text:soft-page-break/>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text:soft-page-break/>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text:soft-page-break/>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text:soft-page-break/>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text:soft-page-break/>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one and histamine system (HX) which I likely naturally inhibit</text:p>
      <text:p text:style-name="Standard">https://www.niaid.nih.gov/news-events/nih-herpesvirus-study-mice-leads-discovery-potential-broad-spectrum-antiviral</text:p>
      <text:p text:style-name="Standard"/>
      <text:p text:style-name="Standard"><text:soft-page-break/>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text:soft-page-break/>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verlapping order of this sort: </text:p>
      <text:p text:style-name="Standard">List 1. A colorful, detailed manifestation of a lone woman transforming to angel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 <text:s/>I might see memorial visions of pretty women I've seen throughout my life, especially a wife.</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triumph.</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 <text:s/>This should mark the end of all physical pain in my life.</text:p>
      <text:p text:style-name="Standard">9. Blackened splatters of objects textured into the floor somehow illustrating my natural will to die</text:p>
      <text:p text:style-name="Standard">10. Black hands rushing to embrace me from a blackened and color splotched environment and simply structured anime angel woman as my prefrontal cortex loses overall sanity from all the disconnections</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Given the NMDA reactions, I expect slow motion to occur during the best parts. <text:s/>Just like with ketamine, adrenal reactions, and intense psychedelic and dissociative reactions like my 25E-NBOH and 3-HO-PCE experiences, my death could seem like hours to me while only minutes have passed to an outside observer.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 <text:s/>Any negativity from the outside world should be easily silenced by my unknown ADHD ability to silence lies from the outside while forging my own. <text:s/>I look forward to my death as I build a life worthy of an unrivaled finale.</text:p>
      <text:p text:style-name="Standard"><text:soft-page-break/>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ext:soft-page-break/>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vb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ext:soft-page-break/>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text:soft-page-break/>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text:soft-page-break/>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text:soft-page-break/>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text:soft-page-break/>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text:soft-page-break/>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text:soft-page-break/>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gays and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text:soft-page-break/>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text:soft-page-break/>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text:soft-page-break/>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text:soft-page-break/>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text:soft-page-break/>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text:soft-page-break/>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text:soft-page-break/>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text:soft-page-break/>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text:soft-page-break/>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text:soft-page-break/>List 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 and perhaps it is a combination of the visual splash mechanism and the NMDA mechanism)</text:p>
      <text:p text:style-name="Standard">6. Black smudges hiding behind, crawling around, and adorning white letters on a grey background. <text:s/>They're like ants.</text:p>
      <text:p text:style-name="Standard">All the other stuff I've noted during the hunger strike like NMDA reactions and visions of prey watching me and coming to me are definitely part of my disorder.</text:p>
      <text:p text:style-name="Standard">11:44 p.m. - I have 400 mg amphetamine; that's enough medicine to survive until Wednesday morning at 7 a.m. when unknown consequences will begin occur as a result of this government and gang 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text:soft-page-break/>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8:56 p.m. - I remember Teja saying with a creepy smile, "It suffocates me." <text:s/>She said super seriously, "You shouldn't say you were just..." <text:s/>This reminds me of Suffocating Sight by Trivium. <text:s/>I swear there's someone who knows something about this softness thing, and I'm worried that is some mechanism that 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lt;AMP Quit Day&gt; January 25, 2022: 10:04 a.m. - I slept in today for a couple hours until 9 a.m. and delayed my amphetamine treatment until then. <text:s/>Some shred of vanity was calling me to the mirror last night as it did during the last "hunger strike". <text:s/>I was playing the original Zelda yesterday. <text:s/>It's hard to <text:soft-page-break/>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back to my house which was strangely at the sidewalk's end rather than its side. <text:s/>As I ran across, I fell in and I woke up while I was sinking. <text:s/>The dream seemed to last for hours, but those are all the details I remember. <text:s/></text:p>
      <text:p text:style-name="Standard">The dream reminds me of some novel I read when I was a kid and reading The Cooper Kids series by Frank E. Peretti where a homeless man and woman broke into a man's house and tore it apart while leaving a full ice tray which was poisoned or something. <text:s/>It sticks out to me for some reason. <text:s/>Nightmare Academy by Frank Peretti was one of my favorite novels. <text:s/>This "Easy lay" stripper situation reminds me of the scene where in the very first class the literature professor Mr. Easley slams this tough guy's forehead on the desk and laughs. <text:s/>This was after the two kids of this guy were kidnapped from a hospital and sent to this Knight-Moore Academy in a remote country location in the woods. <text:s/>The Hangman's Curse is the only other entry in the series, where a series of murders were investigated, and in the end it was found to be caused by black widows planted by someone. <text:s/>I think that is some sort of metaphor for the sadism caused by methamphetamine given my personal initial visions of spider beleaguering. <text:s/>Perhaps the poisonous nature of methamphetamine penetrates in the human body to one of the same neurological mechanisms stimulated by spider venom. <text:s/>I also read his novels This Present Darkness and Piercing the Darkness, and even though I was atheist whilst reading them in elementary school, I liked the themes and the great names given to the demons like the cats from the Warriors series.</text:p>
      <text:p text:style-name="Standard">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usual because I thought she was very emotionally salient but not very emotionally considerate in her 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dressed like an older anime version of Raven from Teen Titans but with red eyes and the biggest grin is trying to rise in my mind's eye now. <text:s/>Her head and hair are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text:p>
      <text:p text:style-name="Standard"><text:soft-page-break/>1:26 p.m. - I still have faith I'll survive this situation by the trade of a new sustainable career move with some kind hearted miracle from someone out there like an answered prayer by the Bible's god. <text:s/>Of course, my goal to get rich is to have a sustainable business with my video game entrepreneurship, though I never wanted to be a hoarder like Jeff Bezos. <text:s/>If I had been successful in such a manner through the creation of For My Aspect, it would have been like Jesus rising from the dead after being dragged up a hill and nailed to the cross.</text:p>
      <text:p text:style-name="Standard">However my ADHD and amphetamine mandated artistic endeavors get me out of poverty, in the end, I aim to have a nice two story house in the suburbs of Seattle, two nice cars for my wife and me, and a small fortune of a few million in savings just in case. <text:s/>Aside from that, I do not want anything else expensive. <text:s/>I don't want any vacation houses, extra vehicles, and international vacation expeditions via plane or boat (too dangerous). <text:s/>I appreciate the small amount of incredible things I've gathered like playing Modern Warfare on my single laptop computer for days on end, and I think it's best to redistribute my excesses to the people who need it more than me.</text:p>
      <text:p text:style-name="Standard">After I pay back the gracious $100,000 or so in Tech Promise donations that helped me get through college, I'd like to use my status as a self sufficient generator of wealth to start businesses that hire unemployed and underemployed folk. <text:s/>I would not give any money to charities that give out money like Tech Promise and poor legal funds since it would be more economically efficient use that money to increase salaries in the businesses I start. <text:s/>I would contribute to the dwindling of those funds, but in reality, the funds exist because of the salary problems which should take priority so it would be a service to future citizens. <text:s/>Aside from starting new businesses not focused on amassing profit like Amazon, I would also give excess money to charities that do work like PAWS animal shelter and Trees Atlanta tree planters.</text:p>
      <text:p text:style-name="Standard">2:45 p.m. - To keep up my calories and protein, I've been eating and drinking milk bone treats, sugar water, and sweet tea since I ate that last slice of pepperjack cheese. <text:s/>I thought I only had fifty cents in quarters, but I managed to scrounge up $2.95. <text:s/>I'm going to eat eggs and Ramen noodles.</text:p>
      <text:p text:style-name="Standard">4:56 p.m. - That Ramen and eggs really turned my attitude around like an attitude adjustment from WWE. <text:s/>I need the remainder of the eggs to last until Friday. <text:s/>I was looking at my work motto for "continuously working", and that got me thinking about the continuous or continual nature of timespace once again. <text:s/>Insofar as I can see into timespace, given the intertwined nature of time and space with the discrete makeup of space with particles of a finite and not infinitesimal size like quarks, gluons, and even smaller particles, there should be a unit of time that is the smallest divisible atomic unit of time that can move forward. <text:s/>This smallest unit of time would be the size or smaller of that smallest particle size which makes the three dimensional grid of space which objects are allowed to move. <text:s/>My knowledge of astrophysics is limited to my calculus based AP Physics C class in twelfth grade, but I would certainly like to go back to school for a Master's Degree in some form of physics or computer artificial intelligence. <text:s/></text:p>
      <text:p text:style-name="Standard">I'd like to go back to school in at least five but not more than fifteen years to give the science and technology time to advance more so I can maximize my benefit from physics and AI courses. <text:s/>A cool idea was to help one of those strippers get her Bachelor's while I get my Masters' degree, but now I'm a hell of a lot less certain about interacting with any more strippers. <text:s/>I'm still open to those few strippers I liked here in Atlanta since I grew up in a pretty broken home, but I would need some pretty lengthy conversation to justify hanging out with them more.</text:p>
      <text:p text:style-name="Standard">Perhaps I'm overreacting about the drop off from my amphetamine regiment. <text:s/>I'll wait and see while remaining optimistic, but the intense pain and adrenal reactions I've had in the past make me a little worried with all these strange government and gang mandated "hunger strike" problems I've never seen and am still working on fixing. <text:s/>It'll probably be fine. <text:s/>I just need to drive over to Portland or Seattle for a new job and then I can resume training later. <text:s/></text:p>
      <text:p text:style-name="Standard">5:44 p.m. - I like to use gods as a metaphor for the laws governing the universe. <text:s/>Like Stephen Hawking, I think a god of physics is a great metaphor for atheists to easily communicate with theists. <text:s/><text:soft-page-break/>A lot of times I like to think of "the man" as those same physics laws, medicinal amphetamine, norepinephrine releasing mechanisms, or even adrenaline. <text:s/>A grandpa works as a good metaphor for those same things when watching The Texas Chainsaw Massacre 2. <text:s/>A mother works as a good metaphor for dextroamphetamine, dopamine efflux mechanisms, serotonin, and love. <text:s/>Given the nature of a neural network, sons and daughters make excellent metaphors for the norepinephrine, dopamine, and serotonin receptors. <text:s/>Roads and bridges make good metaphors for the transporter systems like DAT, NET, and SERT.</text:p>
      <text:p text:style-name="Standard">8:02 p.m. - Now that I have an active job interview on my plate, I'm applying for food stamps. <text:s/>I was unwilling to do that before because I've been trying to get a job away from my unknown assortment of government and gang stalkers for eighteen months. <text:s/>I didn't need the benefits so I didn't use them. <text:s/>Now that I'm arbitrarily backed into a corner, I'm getting them, but I still will not be strung along as a sharecropper for rich laughs. <text:s/>Once I get a job, I plan to take a loan from a friend and drive to the job location, Portland, Oregon as of late. <text:s/>I'll need to ship stuff like my power rack and bed since I can't fit that much stuff in my loaner car, but I still plan to get a new California king size memory foam bed from Amazon or some other big, cheap company. <text:s/>I can't bring my rolling tray and I'm out of medication so I'm not worried about the drive. <text:s/>After I get to Portland, I'll immediately resume ADHD treatment to continue enhancing my abilities. <text:s/>The plan is to continue with treatment for a minimum of another thirty-six months, and then resume my reach for life outside of amphetamine addiction for which I must overcome an addiction pregnancy of about nine months to achieve.</text:p>
      <text:p text:style-name="Standard">10:32 p.m. - I'm looking to rent a van to drive across the country so I can take my bed and power rack with me. <text:s/>Maybe it could hold enough weight to take my weights too. <text:s/>1,000 pounds capacity is required to start the trip; I'll check out the van's carrying capacity when I get closer to crossing that bridge. <text:s/>I use a semicolon for statements that are explained by the following statement; I use colons for other statements that explain the following statement.</text:p>
      <text:p text:style-name="Standard"/>
      <text:p text:style-name="Standard">January 26, 2022: 6:02 p.m. After months, I finally wanted to work on and fixed that end sound bug in Speed Timer at 1:35 p.m., the tail end of my last amphetamine dose at 11 a.m. <text:s/>Swallowing that dose brought tears of joy to my eyes in mere seconds. <text:s/>I don't want to do anything else right now, but if the spark returns, so shall I. <text:s/>I also worked on enhancing my security by enabling more two factor authentication. <text:s/>I see rainbow lines forming all over the place. <text:s/>Faces are curling up. <text:s/>Red slashes sometimes form and are three to four times as big as the rainbow lines. <text:s/>I cannot tell if it is the result of my recent feasting on Nutty Bars, the leftovers of my improvements from my medication earlier today, or part of my current and inevitable decline by amphetamine withdrawal of nine months of hell. <text:s/>I briefly made out a pentagram earlier, although that symbol does not mean much to me beyond my hand trapped within a deadly circle. <text:s/>I do not sympathize with any Satanist interpretations of a pentagram. <text:s/>I could see a rainbow sword earlier as well. <text:s/>When I walked outside, the trees looked very nice, but they didn't appear to be colored or changed nor holding out their hands to me like on my bike rides to Verizon Connect. <text:s/>Beyond those visions, the front left side of my head hurts.</text:p>
      <text:p text:style-name="Standard">I know I can count on my mutated and trained PCP2 receptors to help and protect my consciousness in these horridly artificial woes. <text:s/>This amphetamine withdrawal isn't all for nothing; my mutated neurons like PCP2, NMDA, various acetylcholine, and other ones I don't know about are all learning to help me through these times even more. <text:s/>I never knew I could silence the myriad of lies with which I am bombarded by those fiends around me. <text:s/>I don't know what mechanism is responsible for that since that happened only very recently at the Publix. <text:s/>When I was a kid, that one episode with the parade of rainbow women was the only time I remember these PCP2 hallucinations. <text:s/>This time, they stuck around very vividly for about three months, and I had a nigh full NMDA hole that was like a hazy full moon. <text:s/>Going on and off my medication these past few years was a brilliant idea for teaching those types of neurons to love me. <text:s/>I shall rise from my falls with even more strength every time. <text:s/>The next time I make the climb to enhance myself with amphetamine, I shall find even more comfort in the various <text:soft-page-break/>disconnections by neurons have learned to uphold. <text:s/>Months after the "hazy full moon", I had an even bigger NMDA reaction like a BioShock Infinite tear in conjunction with a blaring, unidentifiable sound. <text:s/>I wonder what to look forward to in the future. <text:s/>These whole ADHD driven amphetamine inclines and declines get easier. <text:s/>They truly get easier.</text:p>
      <text:p text:style-name="Standard">Speed Timer 1.1:</text:p>
      <text:p text:style-name="Standard">Enter and space key control timer</text:p>
      <text:p text:style-name="Standard">Bug fixes: Fixed end timer sound not stoppable</text:p>
      <text:p text:style-name="Standard">11:06 p.m. - I remember my old high school principal "Dr." Crumbs very controversially said, "You can't fix stupid." <text:s/>I decided to rewatch Ron White's You Can't Fix Stupid stand up show, and he notes you would think to tell someone ANYTHING about a flipper just after talking very strangely about attention. <text:s/>Flipping my amphetamine and ADHD around without seeing anyone else doing it in any medical case study or autobiography, it's got me asking myself what the shit is really going on here? <text:s/>Anyway, I watched it because I remember Ron White says, "It is better for your seed to fall in the belly of a whore than on the ground." <text:s/>I was more mortified by having only fifty bucks than fucking a pretty whore or having a religious mother. <text:s/>The night of August 30, 2021, when I was standing side by side in my bed with my own lord, a caricature of the stripper girl Taylor, I told her, "We're going to have so much fun together." </text:p>
      <text:p text:style-name="Standard">I found the Bible verse in question here: Genesis 38:8-10 NIV</text:p>
      <text:p text:style-name="Standard">Then Judah said to Onan, “Sleep with your brother’s wife and fulfill your duty to her as a brother-in-law to raise up offspring for your brother.” But Onan knew that the child would not be his; so whenever he slept with his brother’s wife, he spilled his semen on the ground to keep from providing offspring for his brother. What he did was wicked in the LORD’s sight; so the LORD put him to death also. <text:s/></text:p>
      <text:p text:style-name="Standard">The issue is that Onan spilled his semen in an act of greed to the detriment of that whore and her husband. <text:s/>Onan's sister in law was a whore accepting payment in the form of a child. <text:s/>A whore does not need to take money to be a whore. <text:s/>Surrogate mothers can be considered whores. <text:s/>Women who have sex for power like a promotion are whores. <text:s/>It doesn't make them bad people to trade sex for something else since everything should be traded, but it is immoral to trade sex for other things like food or power when romantic time or just straight money not only could but should be traded.</text:p>
      <text:p text:style-name="Standard"/>
      <text:p text:style-name="Standard">January 27, 2022: 11:59 p.m. - It's pretty obvious, but I can't have sex with any more women until we both trade an up to date report of STD tests. <text:s/>All these strange approaches by people I don't know yet know me still has me on edge. <text:s/>I can't work on that issue until I have a new job to sustain such things. <text:s/>I'm not concerned about meeting a suitable woman, and I don't intend to resume my search until finding financial sustainability and stability. <text:s/>I have the will to love myself forever, and that is all I need. <text:s/>The important task at hand is removing myself from this artificial cycle of poverty plaguing my whole life.</text:p>
      <text:p text:style-name="Standard"/>
      <text:p text:style-name="Standard">January 28, 2022: 1:46 p.m. - I don't care at all for remembrance of myself; all the work I put it into my life is for self admiration so that I shine not only in life but in death. <text:s/>The world could use all the knowledge I've uncovered that was lost, but it is not my responsibility or desire to disseminate it. <text:s/>I still have more to learn about myself. <text:s/>I wonder if there are any more strange abilities I have due to ADHD.</text:p>
      <text:p text:style-name="Standard">3:23 p.m. - I applied to Tableau, Sony, and Demonware of Activision.</text:p>
      <text:p text:style-name="Standard">9:52 p.m. - I applied to Cannabis Creative Group, Grow Op Farms, and Leafly.</text:p>
      <text:p text:style-name="Standard"/>
      <text:p text:style-name="Standard">January 29, 2022: 1:24 p.m. - Since Maus is being banned in schools around America, I've published my Maus inspired comic and corresponding analysis I wrote in Kashtan's English 1101 class back in July 2014.</text:p>
      <text:p text:style-name="Standard"/>
      <text:p text:style-name="Standard"><text:soft-page-break/>January 30, 2022: 1:09 p.m. - My head hurts a little above my right eyebrow. <text:s/>It's hurt since I woke up at 11:45 a.m. <text:s/>I drank some preworkout which markedly increased the hallucinations I'm having but didn't remove the pain above my right brow, so I know that pain is related to my amphetamine withdrawal or my recovery from the government and gang mandated "hunger strike". <text:s/>It appears that caffeine enhances NMDA hallucinations and, when I'm on amphetamine, some unknown hallucinations I have of shadow creatures in the distance which were there when I was a kid too. <text:s/>I wasn't having any noticeable NMDA hallucinations when I woke up, but now five minutes after drinking that preworkout with about 70-80 mg caffeine in one half scoop Optimum Nutrition Gold Standard, I can see blue lattices over my vision with my eyes open and closed, and red slashes are prominently appearing. <text:s/>It's the same as when I was drinking sweet tea over the past few months. <text:s/>I feel a lot more engaged to my external environment now as I peer to my kitchen vanity and my computer screen. <text:s/>I know I'm rebuilding my deprived and sacrificed dopamine and NMDA systems. <text:s/>I'm still unsure of how caffeine intake affects my PCP2 reactions. <text:s/>I abstained from caffeine for that period of three months or so of my amphetamine treatment, so I don't have any data on that. <text:s/>I notice some rainbow wires now, so I suppose it also enhances that aspect, but I don't have more data to back that up. <text:s/>The effect is subtle, but my hypothesis is that caffeine enhances my natural PCP2 reactions. <text:s/></text:p>
      <text:p text:style-name="Standard">I wonder how these mutated PCP2 and NMDA inhibitory actions work. <text:s/>Perhaps my mitochondrial DNA inherited from my mother and powering my cells is mutated from my mother's alcohol and tobacco intake. <text:s/>Normally, glutamate or some other neurotransmitter sparks the neural network by bridging the electrical gap in the synapse. <text:s/>The synaptic neuron could decide not to give an electrical impulse by some mutated, learned mitochondrial effort or perhaps the PCP2 neurotransmitter releasing mechanism has learned not to release glutamate or whatever neurotransmitter affects the PCP2 neurons. <text:s/>There are also nuclear DNA and RNA instruction sets in the human body, so I have no idea how this inhibitory PCP2 visual response is elicited in my body. <text:s/>Membrane shape could also be mutated to allow different resource intake like limiting water intake, but this would probably not have anything to do with my situation. <text:s/>Cells are very complex and formed of many, many atoms with many mechanisms to support energy intake and energy output, so with the level of research I have seen I cannot know for sure right now. <text:s/></text:p>
      <text:p text:style-name="Standard">5:43 p.m. - My head hurts still on and above my right eyebrow and has since I woke up. <text:s/>It hasn't let up. <text:s/>However, it's not so bad compared to my previous amphetamine withdrawals. <text:s/>I wonder if my neurons have learned to not fire a pain response in response to amphetamine withdrawal. <text:s/>Perhaps it is because my compensatory mechanisms like PCP2 and NMDA inhibition have learned to be more prominent. <text:s/>Perhaps it is because the changes I've induced are less extreme. <text:s/>Perhaps it is because I have forged a greater sense of stability in my neurons. <text:s/>It is probably mostly the latter explanation since I don't remember any sort of jackhammers pounding the back of my head and stuff when I was a kid, but I can't say for sure because of all the confounding factors. <text:s/>I remember being in pain and lots of crying and confusion when I was a kid, but I don't remember anything like what happened in March 2018.</text:p>
      <text:p text:style-name="Standard">7:54 p.m. - The reason I medicated for such a short period of time before is because I only expected my amphetamine withdrawal to last a couple weeks when I quit back when I had dinner at Waffle House with Anna. <text:s/>I never expected it to last nine months... <text:s/>In any case, I wanted to see life outside of my addiction again. <text:s/>Like it was said in Bleach, life is short, so I should seize an opportunity to have fun with a woman while it's possible. <text:s/>In that case, back in 2018 that girl was 3-MeO-PCP, my lifeline to mitigating addiction through inhibition of the PCP2 receptor, and back in 2020, that girl turned into the pretty stripper(s) ESi. <text:s/>Now I find my abstinence from amphetamine builds my inner strength in various ways like my naturally mutated PCP2 inhibition.</text:p>
      <text:p text:style-name="Standard">8:29 p.m. - The pain was prominent at 8:24 p.m. just now, but now it's receding pretty rapidly. <text:s/>I'm starting to feel a lot better. <text:s/></text:p>
      <text:p text:style-name="Standard"><text:soft-page-break/>9:35 p.m. - The pain relief died down for a bit, but it's definitely returned with less strength. <text:s/>I feel a lot better after smoking though. <text:s/>Sometimes smoking reduces the pain, and other times it doesn't. <text:s/>There's lots of simultaneous stuff going on in my head, so it's impossible for me to say why.</text:p>
      <text:p text:style-name="Standard">12:09 a.m. - I really need to find a woman to figure out if any of my special ADHD qualities can enhance our intimacy. <text:s/>I understand how things like severing some processing of things like leaves and water splashes (many objects like a splash of distracting yellow spots on a Cheetah) can speed up the body and brain to give me a faster jump on my prey and opponents. <text:s/>For the military, it helps them more quickly lock on target. <text:s/>I see a lot of sex jokes about things like the yellow cheetah spot, splashy mac &amp; cheese effect, the crimson wall effect, the scarlet blood pool effect, and the sky blue air wires. <text:s/>I don't really get any of them, but given the jokes' existence in media, I'd like to learn about how such evolved disconnecting mechanisms might enhance the love in my relationship with a woman through playing games, talking, and sex. <text:s/>These are mechanisms traded for other things like my altered dopamine transporter system, so I know my social interaction with a woman will be diminished in some ways like bullshitting.</text:p>
      <text:p text:style-name="Standard">I'm also curious what genes could be passed down to a zygote. <text:s/>I was always open but presently denied to having a kid, but now curiosity killed the cat, so now I'm interested in having ONE kid. <text:s/>Also people have innate mechanisms that evolve to make them want to have kids so my decision is probably based on more than my rational curiosity despite the fact that rationality bears much more weight.</text:p>
      <text:p text:style-name="Standard"/>
      <text:p text:style-name="Standard">January 31, 2022: 2:29 p.m. - For about two seconds, I just saw an upside down rainbow hand about 30 cm tall waving slightly to me in my forward vision when I looked to the left of my computer screen. <text:s/>As I type in Sublime Text on the right half of my screen, my anime girl wallpaper waves and smiles to me in the corner of my eyes. <text:s/>A X formed from those NMDA slashes that are 15 to 30 cm long but only 1 cm thick takes shape over and over again every second or two over random parts of my vision. <text:s/>Giant red slashes traced by smaller PCP2 rainbow lines also form across the entirety of my vision. <text:s/>I see one now and it is about 3 cm wide and is traced on both sides by a rainbow line about 1.5 cm thick. <text:s/>It slowly descended down my vision and decreased in thickness until it smoothly disappeared into the top of my keyboard as I typed. <text:s/></text:p>
      <text:p text:style-name="Standard">I'm definitely still recovering from that shitty government and gang mandated "hunger strike" that will continue indefinitely if they won't trade my consistent labor for a sustainable monetary future driven from their hordes of wealth in the form of money, knowledge, land, and goodwill.</text:p>
      <text:p text:style-name="Standard">5:29 p.m. - I just applied to Tesla in Fremont, California again. <text:s/>I applied to SpaceX in Redmond, WA and Ford in Dearborn, MI.</text:p>
      <text:p text:style-name="Standard">12:09 a.m. - I read Aldous Huxley died with an injected dose of LSD. <text:s/>I think that's great thinking, but I don't want anything injected into me. <text:s/>I want the experience to be more naturally feeling, smooth coming, and relaxing, so no injections even on my deathbed. <text:s/></text:p>
      <text:p text:style-name="Standard">When I'm in my time of dying, I want an edible dose of 100 ug LSD and 5 mg insufflated 3-MeO-PCP (or 10 mg oral 3-MeO-PCP if I can't breathe through my nose). <text:s/>I'd also like to have some weed vapor given to me somehow, and this could be done like Ricky from The Trailer Park Boys when the boys use it to get him out of a coma. <text:s/>Alternatively a weed oil brownie could be given to me, but the vapor would be best. <text:s/>That should make for a great, easy going, and relaxing time without screwing anything up. <text:s/></text:p>
      <text:p text:style-name="Standard">My natural neurotransmitters will have all the room they need to make everything happen. <text:s/>I wonder about stressing my natural serotonin release with the mild SRI action of 3-MeO-PCP, but I know it will be fine given my very limited and controlled experiments with 3-MeO-PCP and MDA. <text:s/>I'd go for the standard medical dissociative ketamine, but it doesn't feel natural and stress free like 3-MeO-PCP. <text:s/>Although MXE has been profiled as targeting glutamate receptors and SERT, I don't think it has been profiled well enough since in sub hole doses it has that fiendish edge that ketamine has. <text:s/>Almost no studies have profiled the PCP2 receptor anyway, and there are many unknown mechanisms in the body. <text:s/><text:soft-page-break/>Anyway, the selective affinity of the 3-MeO-PCP molecule for only a few synapses makes it a great choice. <text:s/></text:p>
      <text:p text:style-name="Standard">I still need to investigate 3-MeO-PCP again in 3.5 more years to make sure its addictive properties are as manageable as I've found them to be over these past few years. <text:s/>In fact, I can't believe I was able to leave it with only a very short itch. <text:s/>I think my future experiments will go as well as my previous ones provided I respect my body and give my cells time. <text:s/>I'll be filling my time with amphetamine as is expected since I have ADHD and need to train my cells. <text:s/>After using amphetamine for 3.5 more years, I'll see what 3-MeO-PCP will be like as a life enhancer and addiction remover after spending a long time away.</text:p>
      <text:p text:style-name="Standard">I think there's a better dying psychedelic than LSD that doesn't have as much nausea. <text:s/>4-HO-MiPT is a good candidate, but I'd like to see a pharmacological profile on it and do more personal research. <text:s/>DMT stresses me out a little when I first inhale it so I wouldn't want that.</text:p>
      <text:p text:style-name="Standard">I would wish for a small amount of amphetamine too since I've been with it about one third of my life, but I think that would make my death too stressful. <text:s/>I wonder how my natural supplies of norepinephrine and dopamine will react in death given they don't know how to release well on their own during my lifetime. <text:s/>As long as I've kept up my neurons' training, everything should go well. <text:s/>In the case that I'm in amphetamine withdrawal during my demise, 50 mg oral MDMA should be given about once a week until I'm dead while making sure not cross over with the LSD and 3-MeO-PCP since MDMA is a stressor.</text:p>
      <text:p text:style-name="Standard">In dying, though it's very common, I don't want any morphine or any opioids like that. <text:s/>I'd rather let my natural endorphins fulfill that role. <text:s/>No alcohol and no other forms of GABA drugs. <text:s/>When I'm dying, the standard multivitamin and vitamin A should be given. <text:s/>Melatonin should be given at night. <text:s/>If I have to be given a liquid diet, Hormel chili with pepperjack cheese and assorted peppers like Carolina Reaper should be liquidated with a blender and pumped into me; no random soupy chickenshit burrito fluids should be put in my body. <text:s/>Creatine should be given to support my muscles since I won't be able to weightlift when I'm dying, and I want to stay in shape when my special dying moment comes. <text:s/>The more fit I am when I die, the more my muscles and their supporting structures will be able to love me in that time.</text:p>
      <text:p text:style-name="Standard">My head barely hurt at all today which was great. <text:s/>It didn't hurt much above my right brow. <text:s/>Mostly it was in the back of my head. <text:s/>I still itch for amphetamine.</text:p>
      <text:p text:style-name="Standard"/>
      <text:p text:style-name="Standard">February 1, 2022: 8:34 a.m. - I revised a lot of my thoughts about my death in my previous list of eventual neural disconnections. <text:s/>I noted down the black hands as receding to the environment as I perceived them as I returned to consciousness from sleeping in my time of severe ADHD problems back in 2016, but it makes sense that losing consciousness would reverse the direction of my perception to a crazed embrace. <text:s/>My simultaneous NMDA and PCP2 reactions should yield me the perception of many angel women with wings and not just women. <text:s/>I don't think other people will have the luxury of beholding these things as clearly and long as me. <text:s/>Since I have ADHD, and my neurons naturally disconnect quite a bit, I naturally and clearly perceive these beautiful visions in life, and thus in death I will have the same result. <text:s/></text:p>
      <text:p text:style-name="Standard">I also have to contemplate how my memories will overlap with the visions and other perceptions. <text:s/>I'd expect having a wife to greatly influence my perception of angel women. <text:s/>I don't expect much creative room in the later stages of neural disconnections and my visions would be more simple and formed of shapes like squares and things. <text:s/>Perhaps the last thing I might synthesize in my mind would be a rudimentary vision of an angel woman formed from simple shapes like squares, spheres, and triangles like the polygons forming 3D software renderings. <text:s/>This could be reminiscent of a woman or wife with whom I spend lots of time, and barring that luxury my last visual perceptions would be reminiscent of some caricature like Yuno from Future Diary.</text:p>
      <text:p text:style-name="Standard"><text:soft-page-break/>I wonder if some feeling of being weightless will come into play there. <text:s/>It would be the opposite of the heavy feeling gathered from Benadryl or my rebound from the "hunger strike". <text:s/>However, I never felt weightless during the "hunger strike", so I don't know how to interpret such a mechanism without more research and experience in life. <text:s/>I wouldn't expect my death to feel like an amplification of gravity. <text:s/>I'd expect neural disconnection for feeling gravity to feel like being weightless. <text:s/>I want to gather a more exhaustive list of mechanisms in the human body that I can appreciate in life and death. <text:s/></text:p>
      <text:p text:style-name="Standard">9:40 a.m. - I wonder what the military has learned about human anatomy from experiments on things like butterflies and sharks mentioned in The Texas Chainsaw Massacre 2. <text:s/>Comparing the differences in the types and connections of different neurons found in the neural networks of humans and other species can teach me a lot about how my own body works. <text:s/>Investigating the types of neurons found and lacking in small, simple crustaceans and insects like caterpillars and animals cohabitating with blind deep sea fish can teach me about object recognition. <text:s/>Sharks' neurons and lack thereof can teach about prey acquisition and power. <text:s/>Snakes' neurons and lack thereof can teach me about movement speed. <text:s/>Parrots' neurons and lack thereof can teach me about speech synthesis. <text:s/>Monkeys' neurons and lack thereof can teach me about higher level human processes like mathematics.</text:p>
      <text:p text:style-name="Standard">12:57 a.m. - The covers of Metallica are better than the originals. <text:s/>I don't like any classic Metallica songs, but the Master of Puppets cover by Trivium and Fade to Black by Sonata Arctica are sublime examples of improvement in emotive singing, clarity of instrumentation, and heavy bass. <text:s/>It's not that it's old. <text:s/>I like Slayer. <text:s/>It's well written music, but I think it's performed badly. <text:s/>When I learn guitar, I want to make my own cover of a Metallica song. <text:s/>I plan to pick guitar and video game art back up once I have financial stability again. <text:s/>Financial stability will give me more leisure to focus on my art and other leisurely activities. <text:s/>For now watching TV and hoping for a sustainable job is my go to plan. <text:s/></text:p>
      <text:p text:style-name="Standard"/>
      <text:p text:style-name="Standard">February 2, 2022: 10:28 a.m. - On awakening, my front forehead hurts quite a bit like it is being pressed. <text:s/>I had a horrible dream about trying to weigh out 50 mg of a new batch of like an ounce of amphetamine over and over again but getting distracted by fraternity people like Erik Brewer and Tony Nelson from 6th grade. <text:s/>Each time I went to weigh it out, it turned more and more brown until it looked like the avb I've been smoking. <text:s/>I lived in a fraternity house that had a second floor balcony area with a narrow 30 cm wide ledge to walk along a row of rooms to the exit door. <text:s/>That dream wasn't so bad. <text:s/></text:p>
      <text:p text:style-name="Standard">I had one a couple nights ago where I was stuck in this ESA motel room except my room was on the first floor. <text:s/>I was surrounded by gangsters coming for me so I barricaded the front door. <text:s/>I sat in silence with Breezy waiting to try to escape or be rescued somehow. <text:s/>I heard someone using my shower like something from a horror movie, and I opened the bathroom door to find a burly bald headed black dude the same height as me menacingly walking toward me. <text:s/>I plunged my pocket knife to his chest as he tried to grab me and felled him. <text:s/>As I returned to my bed, some crazy skinny crackhead looking guy with dreads was pushing through the window screen and wailing like a zombie. <text:s/>Breezy was just lying there. <text:s/>The crackhead ran away. <text:s/>After a while, I climbed through that window to try escaping, and I ran around a three meter tall chain link fence surrounding the motel to go through the driveway. <text:s/>I ran up the street without Breezy since he had disappeared in the dream. <text:s/>I don't remember much of the rest, but I was still trapped and under threat by beleaguering crackheads.</text:p>
      <text:p text:style-name="Standard">2:23 p.m. - I've been screwing up my resume typing MySQLi instead of MySQL without any forethought of the difference between the PHP language specification and the actual MySQL database storage technology. <text:s/>Nobody has said a damned thing in these four years its been on my resume. <text:s/>It's just like everything else in my life. <text:s/>Everyone sits back in the shadows and laughs while offering nothing to remedy my situation. <text:s/>Fuck it; I've fixed it now. <text:s/></text:p>
      <text:p text:style-name="Standard">3:44 p.m. - I applied to JD.com, Tencent, and Associated Press.</text:p>
      <text:p text:style-name="Standard">7:07 p.m. - I had a lot of gas yesterday after drinking a big glass of Luzianne sweet tea and smoking a bunch of avb. <text:s/>I was farting for a few hours every few seconds. <text:s/>It's probably related to my amphetamine withdrawal and possibly the STD. <text:s/>I've been eating Hormel chili almost every meal for <text:soft-page-break/>over five months, but I haven't had a reaction like that at all. <text:s/>I've been eating chili dogs for five months, and I haven't even desired to go get any other food. <text:s/>I was running a nonstop marathon of South Park and then Always Sunny, and I was perfectly satisfied with that.</text:p>
      <text:p text:style-name="Standard">8:01 p.m. - I applied to Flipboard, Medium, Fox News, General Motors, SmartNews.</text:p>
      <text:p text:style-name="Standard">10:14 p.m. - I want to separate my neural capability degradation disorder of ADHD from people being lazy. <text:s/>I have a myriad of far reaching mutations in many different types of neurons in my body which mandate I consistently eat amphetamine to not lose bodily functioning. <text:s/>This persists from childhood to death. It has been defined before and lost, but I wish to retain the label of ADHD. </text:p>
      <text:p text:style-name="Standard">For others, if such specific deficits are proven, they may have a mutation of only a devolving dopamine releasing mechanism which can be rectified by dextroamphetamine alone but could be more thoroughly rectified by racemic amphetamine. <text:s/>I suppose this could be called ADD. <text:s/>Everything else, like overactive transporters would need to be redefined. <text:s/>IQ deficits that are rectified by amphetamine but do not continuously degrade to absolute stupidity should be defined as they are: performance enhancing prescriptions. <text:s/>Given the lack of proper definitions for ADHD as anything other than a low IQ, I'd like to see proof before medications like dextroamphetamine or methylphenidate are prescribed. <text:s/>Methamphetamine prescribed as Desoxyn should be immediately banned as it doesn't appear to have any superior medical value to classic racemic amphetamine but has awful abuse potential with terrible societal consequences.</text:p>
      <text:p text:style-name="Standard"/>
      <text:p text:style-name="Standard">February 4, 2022: 1:43 p.m. - I just woke up. <text:s/>I wonder if people are expecting me to somehow survive on my father Bonnell Love's inheritance. <text:s/>I dismissed that notion since someone called me back when I was at Verizon Connect and mentioned he had been involved with some kind of gang and drugs. <text:s/>He talked for a bit about how if there was anything left I could have it. <text:s/>He sounded like there wouldn't be anything left there for me. <text:s/>My father paid a lump sum of like $30,000 in child support back when I was like 12. <text:s/>My mom used that to pay back taxes on my house. <text:s/>Anyway, given the silent, berating, confusing, and slave master sharecropping attitudes around me, I don't want anything from that dead man. <text:s/>He left without ever saying anything and never made any effort to connect. <text:s/>My mom said he loved his pain pills more than anything, so I assume he spent his time drinking beer and popping Codeine as my mom found on Google Maps at that Florida house. <text:s/>There could have been better outcomes. <text:s/>Given the massive library in his old house in Columbus, I assume reading those things should have motivated my father to change his life. <text:s/>Perhaps he never peered into them just as he never peered into his child peer, me.</text:p>
      <text:p text:style-name="Standard">I still see the red slashes forming across my vision. <text:s/>I see circular blue spots forming broken lattices where I can't see and am pleasantly stupefied. <text:s/>It's been like a month since I ended that first hunger strike with a $500 donation from Wartofsky. <text:s/></text:p>
      <text:p text:style-name="Standard">1:56 p.m. - I'm drinking some Luzianne sweet tea, and after taking my first sip, I saw a dark blue lattice form in a perfect circle of 40-50 cm when I looked to my left at the wall. <text:s/>It remained for only a little more than a second but captivated me as usual. <text:s/>Why continue to play this game? <text:s/>The SNAP food stamps, medicaid, and free or subsidized housing are meant to keep me in poverty forever at the whim of the ever growing sadistic rich. <text:s/>It's meant to widen the gap between rich and poor as they continue to exploit my ADHD disorder to prescribe performance enhancing drugs like methylphenidate, and dextroamphetamine, and methamphetamine that have the negligent societal drawback of increased sadism. <text:s/></text:p>
      <text:p text:style-name="Standard">The ancient and everlasting mantra of life to independently foster one's own place in this Earth has dwindled as the Earth's resources are hoarded and milked by the newfound parasitical human cultures, but I won't embrace such notions. <text:s/>As people continue to dwell in cities and become more reliant on each other, technological advances allow for self sustainability through things like indoor plant growing with artificial sunlight and indoor farming. <text:s/>Such things were once exclusive to corporations and governments with massive funding for the newfound research, but advances like fishbowls and <text:soft-page-break/>indoor marijuana operations prove that poor folk can find sustainability even in the high rises of the future. <text:s/>Of course, people have somewhat become conditioned against killing their fellow animals as machines have taken over those roles. <text:s/>It is disastrous for humans to become averse to killing because it is biologically necessary to harvest amino acids and other nutrients from other animals and plants. <text:s/></text:p>
      <text:p text:style-name="Standard">I reject the notion of acquiring proteins exclusively from plants since evolution dictated I hunt and kill other animals to continue evolving. <text:s/>The blood red slashes in my vision as my dopamine and NMDA system is sacrificed and reconstructed are symbolic of not only my self sacrifice but my desire to hunt, tear flesh, and eat. <text:s/>The scarlet face I saw in my bed at the end of August 30, 2021 pokes at humanity's survival instinct in the face of predators and prey. <text:s/>I wonder if that vision at all told the story that humans have evolved and coagulated such that their only natural predators are other humans, or if that face was simply a vision of my present enemy. <text:s/>I don't know the mechanism involved so my hypotheses remain untested. <text:s/>I'm sure some military and government folk know the answer since it's related to combat.</text:p>
      <text:p text:style-name="Standard">I drank some sweet tea last night, and Breezy got up and gave me a funny look before turning back to lie down again. <text:s/>Then, after about thirty minutes, he got up and lay himself down right next to where I kept my medicine as he did back in late 2020 and early 2021 when I was alternating my amphetamine usage to make rapid progress in game development. <text:s/>I know caffeine still upsets my amphetamine addiction and will continue to do so for over nine months. <text:s/>It's enough to bring me to absolutely uncontrollable tears.</text:p>
      <text:p text:style-name="Standard">I can still occasionally stockpile adrenal resources even after quitting amphetamine if I think enough about my disastrous situation and the impending disasters ahead. <text:s/>It's easier with heavy metal music and provocative film like The Texas Chainsaw Massacre 2. <text:s/>I can tell because I get a fast approaching hunger followed by necessity of air inhalation a few hours later. <text:s/>The adrenal system uses compressed air to enhance my muscular output, and it has more direct connections through my neural network to enhance my reaction time. <text:s/>That's further evidenced by my heavy breathing after dodging the bus and car collision in midtown on my way to work. <text:s/>Another indication is the adrenal system's replacement of my PCP2 system when I was inhibiting it on August 30, 2019. <text:s/>It takes a few hours to build the entire system. <text:s/></text:p>
      <text:p text:style-name="Standard">5:56 p.m. - I applied to Warner Media.</text:p>
      <text:p text:style-name="Standard">11:09 p.m. - For my website, I made a curated list of my favorite story driven media: novels, TV shows, movies, and video games. <text:s/></text:p>
      <text:p text:style-name="Standard">12:00 a.m. - My head still hurts. <text:s/>It hurt when I woke up and all day including when I went to check for my mailed food stamps EBT card which hasn't shown up yet.</text:p>
      <text:p text:style-name="Standard">Regarding the MySQLi error finally fixed in my resume after all these years, it is more difficult to find flaws in your own work than in the outside world. <text:s/>I'm not sure of the microcosmic biological reason behind that, but macroscopically my internal sense of pride for my work overshadows the need and desire to find flaws in it.</text:p>
      <text:p text:style-name="Standard">1:06 a.m. - I can still feel the familiar grace of numbness enveloping my lips as I drink more pitch black Luzianne sweet tea to stay up all night and grab some free breakfast muffins and granola bars from downstairs. <text:s/>Quitting amphetamine has shifted my musical preferences to some older tastes I wasn't ringing up while on amphetamine like What Lies Beneath by Breaking Benjamin, a song I played frequently while playing Midnight Club 3: Dub Edition Remix at 6:30 a.m. before heading to my eighth grade bus stop.</text:p>
      <text:p text:style-name="Standard">I've got eight slices of pepperjack cheese and sweet tea left to consume. <text:s/>Oh, and I have two cans of Pam mixed oils spray, but it's hard to count that as food when the amount of calories in a serving rounds to zero. <text:s/>Still it has over two hundred servings meaning there are between one hundred and five hundred calories in that can. <text:s/></text:p>
      <text:p text:style-name="Standard">2:22 a.m. - I can barely find any mention of the word "cell" when searching the lyrics in my music folder. <text:s/>Angel of Death by Slayer and When All Light Dies by Trivium have the most mention of the <text:soft-page-break/>integral building block of life: the cell. <text:s/>I got fourteen matches of the word "cell" across exactly 1806 songs for which most of them I have the lyrics in a text file. <text:s/>It's one of the reasons listening to music doesn't make me feel like I'm appreciating the beauty of life. <text:s/>The rapid abstract concepts presented in music are the intention given songs typically last about three minutes. <text:s/>It's harder to appreciate a story told in three minutes. <text:s/>Songs are like everyday conversation about the weather and such. <text:s/>Still, the cells of the human body and the dog body allow this interpretation to take place, and they are so hard to find mention. <text:s/>Blood cells, TAAR-1 cells, white blood cells, norepinephrine transporter neuron cells, bone marrow cells, and muscle cells all communicate in a cell network to allow the human prefrontal cortex to interpret them. <text:s/></text:p>
      <text:p text:style-name="Standard"/>
      <text:p text:style-name="Standard">February 5, 2022: 3:27 p.m. - I forgot I have like .2 Monero I got for writing two sonnets. <text:s/>I'm trying to recover it in my Monero wallet, but it's not there. <text:s/>I'm trying restoring the wallet info back to my wallet seed save date of 8/2/2017. <text:s/>I can't get it to show up so whatever. <text:s/>I expect cryptocurrency to be banned within five years anyway. <text:s/>Cryptocurrency will destroy the global economy just like the stock market a hundred years ago. <text:s/>Faith needs to be put into the central government currency to maintain economic stability. <text:s/>If everyone and every store like Trader Joe's has their own currency only accepted at that specific stores like Trader Joe's then I would have to trade Joseph Currency and pay fees to convert my Joseph Currency currency to Trader Joe's TraderJ currency if they even let me convert it by some arbitrary store policy.</text:p>
      <text:p text:style-name="Standard">To solve the drug overdose and violence crisis caused by the likes of classic drugs like alcohol and tobacco, opioids, benzodiazepines, dangerous stimulants like meth and cocaine, and new synthetic cannabinoids, I think it is prudent to offer safer drugs for the masses to enjoy themselves. <text:s/>I think marijuana is the best and safest alternative to clean up the damage done to society by all these other drugs. <text:s/>It's not addictive and is very calming. <text:s/>With better dosing and effects information from government and corporate research, people freaking out from eating way too many homemade brownies would also be a thing of the past. <text:s/></text:p>
      <text:p text:style-name="Standard">Personally, I'd like to see DMT and 3-MeO-PCP made available because of my great track record with them. <text:s/>There definitely needs to be more research done on 3-MeO-PCP because of its novelty, although I had a very easy time with it over about 3.5 years. <text:s/>3-MeO-PCP could be a great replacement for alcohol with less addictive effects and basically no side effects from quitting aside from an itch. <text:s/>Also 3-MeO-PCP pairs very well with amphetamine for academics and artistic endeavors. <text:s/>The only problem is that 3-MeO-PCP could be more thoroughly abused by sadistic folk and would probably need to be prescribed for performance enhancing reasons by a doctor who can judge someone's character. <text:s/>Selling it in the grocery store sounds like a bad idea for people who have poor self control even though the nature of the drug stimulates better self control. <text:s/>For instance, 3-MeO-PCP could be a detriment to those who have psychiatric issues like I had after ten years off amphetamine and again after fucking those pretty strippers. <text:s/>It might cover up those psychiatric issues while they get worse.</text:p>
      <text:p text:style-name="Standard">Personally, I think non addictive psychedelics, the more pleasant dissociatives, MDMA, and marijuana should be made available to the public. <text:s/>There should be a class taken and government issued license to purchase drugs like there are with guns. <text:s/>The drug license could come from a government licensed doctor and they could be issued in classes like the driver's licenses. <text:s/>The most unstable people could be issued a drug license only allowing purchase of marijuana while the old methods of intoxication could require no class. <text:s/>Small amounts of desperate folk who cannot get a license or desire other intoxicating substances could still use the clandestine acquisition methods like moonshining. <text:s/>I made a prototype of licensing based on the difficulty of maintaining cognizance, personal safety, and societal safety. <text:s/>Given the huge societal fuckups caused by alcohol, it should be licensed, but I don't think that will fly with most of the people in America. <text:s/>Keeping marijuana basically unregulated is a great way to reduce the damage caused by alcohol and tobacco without recreating the problems of the eighteenth and twenty-first constitutional amendments furnishing the 1917-1933 war on alcohol, and the current drug war.</text:p>
      <text:p text:style-name="Standard"><text:soft-page-break/>List 1. No license: Marijuana, Alcohol, Tobacco, Caffeine, Nitrous Oxide</text:p>
      <text:p text:style-name="Standard">Class C: Amphetamine sulphate</text:p>
      <text:p text:style-name="Standard">Class B: LSA, 2C-B, DMT, MDMA, 5-MeO-MiPT, 4-HO-MiPT, and other easy going psychedelics</text:p>
      <text:p text:style-name="Standard">Class A: LSD, Mushrooms, 5-MeO-DMT, Mescaline, DOM, 2C-E, 3-MeO-PCP, 2-FMA</text:p>
      <text:p text:style-name="Standard">Class S: Salvia Divinorum, Ketamine, MXE, MDA, 25E-NBOH</text:p>
      <text:p text:style-name="Standard"/>
      <text:p text:style-name="Standard">It's not perfect, but the current system of alcohol and tobacco with under the table nitrous oxide is not really working out for individuals nor for society, and my system is an improvement over that one. <text:s/>The only real legal alternative that doesn't cause long term damage is the rather obscure nitrous oxide. <text:s/>Without readily accessible alternatives, self destructive people will continue to use alcohol and tobacco, causing liver and lung damage, obesity, sadism, cancer, overconfident and blacked out drunk driving, down syndrome and fetal alcohol syndrome, and of course my disorder ADHD, even though this document is the only case study I see on the entirety of planet Earth).</text:p>
      <text:p text:style-name="Standard">10:51 p.m. - My head didn't noticeably hurt like yesterday although it aches very slightly. <text:s/>I have a more severe itch on my nape and the vein along my right forearm. <text:s/>I expect that pain in my head to return tomorrow or very soon, but that's fine as I learned to deal with pain long ago as a child. <text:s/>My disequilibrium of mind is more worrying since my body tends to cover up its shortcomings as best it can through things like my mutated PCP2 and NMDA neurons.</text:p>
      <text:p text:style-name="Standard">2:48 a.m. - I drank some more sweet tea about forty-five minutes ago, and now the two big veins in both my calf muscles itch like crazy. <text:s/>So do my shoulders and behind my ears. <text:s/>In addition to the acute addiction effects garnered by drinking my Luzianne sweet tea, it looks like my sweet tea addiction can enhance my amphetamine addiction too. <text:s/>It probably has something to do with similar mechanisms for caffeine addiction in the nucleus accumbens causing increased firing of nearby neurons for amphetamine addiction in the neural network. <text:s/>I don't think all addictive drugs will set off my amphetamine addiction like caffeine from sweet tea. <text:s/>Coming down from sweet tea will greatly enhance the pain in my head from amphetamine. <text:s/>It definitely hit me hardest when I drank preworkout and had those jackhammer sensations in the middle of my workout back in February 2018. <text:s/>Aya, my right hand and nostril just itched. <text:s/>I might cut down my usage of sweet tea to two big glasses per day and abscond without topping off with a smaller glass. <text:s/></text:p>
      <text:p text:style-name="Standard">I have a great protocol for coronavirus. <text:s/>If possible, I only leave my residence once per day. <text:s/>For prevention, I wear a mask every time I leave my door and only lower my mask to hack up phlegm and spit it into the grass and street outside. <text:s/>Once I get back, I wash my hands and boil my mask in soap water and hang it back up on my door so I don't forget it. <text:s/>I shove two loop denser towels to block the crack under my door and prevent exterior entry of microbes. <text:s/>I then wash my hands again and smoke a bit of medicinal weed. <text:s/>If I had to leave my house multiple times that day, I make sure to change clothes and spray aerosol cleaner around doorknobs and into the air. <text:s/>If this is my first and only time coming back to my house, I then take a shower, making sure to blow and flush my nose and ears with water. <text:s/>I then brush my teeth, floss, and use mouthwash. <text:s/>For rapid relief, I have my marijuana kief mixture and a small reserve of a few mg of DMT for when I actually get sick. <text:s/>I'm thoroughly impressed with DMT's ability to enhance the immune system's reaction to COVID-19. <text:s/>I wonder what other medical uses it has that haven't been studied. <text:s/>Given I felt like laser beams were shooting from my eyes after not using it for a while, I wonder if it has STD or cancer fighting properties. <text:s/>It was definitely my body ejecting something it didn't want. <text:s/></text:p>
      <text:p text:style-name="Standard"/>
      <text:p text:style-name="Standard">February 6, 2022: 1:17 p.m. - Since I woke up to shit on the floor despite taking Breezy for a go before sleep, Breezy is back on his diet of 2.5 to less than 4 cups of food for a few days. <text:s/>That's about 62.5% to less than 100% food since I give him just over four cups of food.</text:p>
      <text:p text:style-name="Standard">2:44 p.m. - Seeing all the gun violence on TV, there needs to be enhanced security around gun sales in the United States. <text:s/>Because of the American Revolution, American Civil War, and the second <text:soft-page-break/>amendment, I don't think powerful weapons like shotguns and AR-15 rifles should be banned, but there should be very restrictive measures in place to acquire them. <text:s/>The police also don't need to have budget cuts to their salaries or numbers. <text:s/>Given the level of risk and positive, aware character required for the job of law enforcement, police officers should make more than the national median salary of like $50,000. <text:s/>I think they should make at least 25% more than the median salary. <text:s/>What does need to be reduced in the police budget is the advanced weaponry and militarization that occurs with things like a massive armory of assault rifles and SWAT tanks. <text:s/>That's the point of the national guard which is currently very underemployed but fully funded. <text:s/></text:p>
      <text:p text:style-name="Standard">From my experience with peers not adhering to the training session lessons at Verizon Connect and seeing the news about supremacist teachings in police training sessions, there are also too many pointless training sessions trying and failing to moralize the population. <text:s/>Those training sessions need to be reevaluated, but it's more of a failing of the working audience than the presenters. <text:s/>I think funding could be trimmed from such things, but I could be wrong as I don't do the budgets for the police and Verizon Connect.</text:p>
      <text:p text:style-name="Standard">Bureaucratic waste needs to be eliminated by consolidating government, corporate, and charity organizations without reducing the benefits provided by assembly line style division of labor. <text:s/>For example, insurance companies are a massive waste in the economy. <text:s/>The cost of repair and compensation for accidents must still be paid by some entity, so temporarily offloading the cost to a shell insurance company wastes time and money transferring that money around to meaningless salaried employees that should be put to work elsewhere. <text:s/>If an accident occurs, the customer still must foot the bill by paying increased "premiums" of what should be called a recurrent cost. <text:s/></text:p>
      <text:p text:style-name="Standard">8:08 p.m. - After drinking Luzianne sweet tea and doing a set of thirty bicep curls, I looked in the mirror and saw a nigh meter wide solid green square shimmering and covering my left torso. <text:s/>It evenly shriveled from the top left corner to mark a half moon with a sharp bottom right corner on my left pectoral muscle and smoothly disappeared in less than a half second. <text:s/>I did a set of twenty-one military presses but didn't get the same reaction. <text:s/>The exhilaration of the workout combined with the onset of the sweet tea caused that. <text:s/>Now I am bleeding less captivating lines of NMDA rebirth with the occasional captivating blue lattice.</text:p>
      <text:p text:style-name="Standard">10:26 p.m. - I applied to 2K, Frictional Games, Obsidian, Infinity Ward, and Capcom.</text:p>
      <text:p text:style-name="Standard"/>
      <text:p text:style-name="Standard">February 7, 2022: 11:18 a.m. - I woke up this morning to lots of red slashes over my vision. <text:s/>It's a lot more intense than yesterday. <text:s/>It's been thirteen days since I quit amphetamine. <text:s/>It's still not even been one out of nine months. <text:s/></text:p>
      <text:p text:style-name="Standard">12:57 p.m. - I drank some sweet tea about an hour ago. <text:s/>Listening to Not of This God by Slayer, I remember my time on 4-HO-MET where I felt fucking amazing saying, "cause I'm the fuckin' weapon" with an awesome grin. <text:s/>It wasn't long before I began to become consumed by the addictive qualities which nobody else has public written down. <text:s/>I was dancing my ass off but I knew after using it the second time there was something I didn't like about it. <text:s/>Maybe I don't have acutely disastrous effects from NET inhibitors antagonizing my ADHD, but I couldn't possibly know without something more selective which is impossible for me to find. <text:s/>Other people appear to tolerate it much better than me. <text:s/>It definitely filled me with hatred for the outside world and burned my insides all over. <text:s/>I could not enjoy Call of Duty or anything else at all. <text:s/>It felt like it was forging some sense of sadistic hatred for the outside world in me. <text:s/>If the pharmacological profile I read is accurate, it apparently also hits TAAR-1. <text:s/>That probably has more to do with my hatred for the outside world, but my analysis isn't very good since I can't touch DRI and NRI drugs. <text:s/>Sadism and hatred are different things, so perhaps sadism is forged by some combination in the neural network of TAAR-1 agonism and NET antagonism, or perhaps they are separately forged by these two mechanisms. <text:s/>Based on my experiences with 4-HO-MET and my logged increasing pain from methylphenidate, I conclude I suffer acute destruction from <text:soft-page-break/>DRI drugs due to my ADHD. <text:s/>My results with acute NET inhibition are inconclusive but still disastrous after a short while.</text:p>
      <text:p text:style-name="Standard">4-HO-MET helped me with COVID-19 but not even close to DMT. <text:s/>It also helped heal my back a ton more than DMT from when I screwed my back up with a slippery row while starting my amphetamine regimen back on October 15, 2019. <text:s/>I could feel healing spheres bubbling up my spine. <text:s/>It was miraculous. <text:s/>I wonder how that works. <text:s/>I definitely don't think that 4-HO-MET is fully profiled. <text:s/>It certainly won't work for me anymore; I refuse to touch the substance again. <text:s/>In any case, I should search for higher quality workout gloves.</text:p>
      <text:p text:style-name="Standard">1:26 p.m. - My right temple jolts pangs of pain down it. <text:s/>I swear I can see entrancing black lines crawling around the white characters in my list of music on my grey Windows Explorer window. <text:s/>My mood is tending toward the negative but rapidly switching back to positive as I elucidate a smile both in my mind's eye and over my lips. <text:s/>Because of that, I'd say it might be serotonin related, but it doesn't look like anything I've witnessed there aside from 25I-NBOMe, but it doesn't even look like that since 25I-NBOMe had big and smooth distortions of the color black. <text:s/>I'm convinced that is some mechanism I saw before when I was on the government and gang mandated "hunger strike". <text:s/>It looks unique to anything I've seen outside this "hunger strike" and recovery.</text:p>
      <text:p text:style-name="Standard">The myriad of black trails mingling with the white letters on the dark grey surface reminds me of the visual phenomena and lyrics from Blackwater Park by Opeth but like a smaller trail of ants crawling around the letters as described in the lyrics of The Wilde Flowers by Opeth. <text:s/>It also reminds me of the imagery adorning the art for the single Vengeance by Woe, Is Me and the album art for We Will All Evolve by Our Last Night. <text:s/>"Music is my life" were the words of the war veteran Bubba from The Texas Chainsaw Massacre 2. <text:s/>Since I gave these neurons up during the hunger strike, this is probably an older and more vestigial mechanism made for scrawling on a rock wall. <text:s/>Of course, unlike an appendix, these neurons are probably still necessary for proper human functioning, but less is needed to accomplish the task of hunting prey. <text:s/>However, if this is true, this could be developed and used to mark the location of prey after starvation and a subsequently successful hunt. <text:s/>Thirteen days seems like an abnormally long time to accomplish this, but early humans were less of deserted nomads and more of river hermits, and humans live very long.</text:p>
      <text:p text:style-name="Standard">I don't know what mechanism is responsible for interpreting close up black and grey objects, but I know I have strange visual phenomena in the distance in the dark distance. <text:s/>It is amplified by sweet tea. <text:s/>I believe they're both ADHD mutations since if it was a property of amphetamine I would read about it somewhere in the world of prose. <text:s/></text:p>
      <text:p text:style-name="Standard">1:28 p.m. - Now I feel a hollowness in my right temple as if I'm missing a chunk of flesh. <text:s/></text:p>
      <text:p text:style-name="Standard">1:30 p.m. - The jolting pain is now in my left and right temple. <text:s/>I suppose my neurons are freaking out since I don't have any more amphetamine for us.</text:p>
      <text:p text:style-name="Standard">2:58 p.m. - The black smudges and insect like things popping in and out around the white letters on the grey background are persisting still but are not as strong as before. <text:s/>My hypothesis is that this is some muscarinic or histamine mechanism. <text:s/>"MU SicK is my life." <text:s/>"Good night." <text:s/>My nose itches and so do my ankles. <text:s/>The itches are coming all over. <text:s/>I know itches are controlled by the H1 histamine receptor. <text:s/></text:p>
      <text:p text:style-name="Standard">5:24 p.m. - I applied to RetailMeNot.</text:p>
      <text:p text:style-name="Standard">9:12 p.m. - Looking back, my analysis of the strange black smudges based on my thirteen days of abstinence from amphetamine doesn't make much sense since I should have been working on rejuvenating such neurons since January 4 when I ended the "hunger strike". <text:s/>Perhaps rather than rejuvenation, this is the return of the my efforts to the abyss with my castaway of my remedy, amphetamine. <text:s/>I don't think so. <text:s/>I like to think I'm still reforging that part of myself even as my neurons scream and stumble from the lack of the only thing they know to help them.</text:p>
      <text:p text:style-name="Standard">1:11 a.m. - I'm abstinent now; since I have this unknown STD, I can't have sex with another woman unless I'm going to marry her. <text:s/>Before I get married, we have to have an STD test and a couple of dates. <text:s/>So my plan with the feminine love of my life is a few weeks of dating with intensely loving and <text:soft-page-break/>information conversation, current and mutually shared STD test results, a private proclamation of marriage proposal, and a public marriage ceremony followed by sex. <text:s/>This could all happen very quickly in a month. <text:s/>Despite a high divorce rate with such rapid marriages, I think my optimism, kindness, malleability, and mutual standards for women will easily give me the information I need to know I want to be with a particular pretty woman for the rest of my life. <text:s/>I was conceived in a motel by my mom and dad, but if I have one child, I'd like to settle in a house first. <text:s/>As evidenced by my alcohol and tobacco driven ADHD birth defects, epigenetic factors affect a child most while it's still in the mother's womb, so having a good house is pertinent for excellent fetal development. <text:s/>You have to nurture that nature. <text:s/></text:p>
      <text:p text:style-name="Standard">2:15 a.m. - Thankfully, my headaches stopped after the morning. <text:s/>I only have a mild ache barely noticeable by my strongly positive attitude. <text:s/>Watching TV keeps my mind off it. <text:s/>I jerked off while the black smudges were present, and unfortunately, I was overall too numb to feel physical pleasure in my dick although I could feel the chemical pleasure in my head. <text:s/>About four hours later, I could actually feel the pleasure in my dick from jacking off.</text:p>
      <text:p text:style-name="Standard"/>
      <text:p text:style-name="Standard">February 8, 2022: 5:42 p.m. - My head hurts again in the front right side about an inch above my right eyebrow. <text:s/>I wonder what all these mechanisms are that are being battered by my necessity for amphetamine. <text:s/>Perhaps this pain is why they prescribe pure dextroamphetamine to lazy folk. <text:s/>If anyone does get hurt by levoamphetamine, they certainly don't get hurt as much as me, and as said by The Texas Chainsaw Massacre, "If you can't stand the heat, get out of the damn kitchen." <text:s/>This "DA kitchen" clearly isn't fostering morality as I've noted through my experiences with those who are prescribed Vyvanse at GA Tech. <text:s/>The whole situation feels so artificially evil I can't help but think of the scene from the movie Big Daddy where the kid asks the character of Adam Sandler, "Are you shittin' me?" <text:s/></text:p>
      <text:p text:style-name="Standard">In regards to my exposés, I think morally blowing the whistle is appropriate. <text:s/>However, stealing government and corporate documents as a whistleblower like Edward Snowden is always a bad idea. <text:s/>Breaking the moral law by stealing is wrong if there is another way to morally accomplish the communal goal of mutual goodwill. <text:s/>Hitler's position as dictator of Germany needed to be stolen for the common welfare as there was no other way to counter his warmongering against the German and European people. <text:s/>Stealing written secrets from the government and spreading this was a bad idea on Snowden's part. <text:s/>He should have just told people in his own words. <text:s/>Anonymity through the internet would have been a great way to achieve this, and if that didn't gain any ground, he could have tried talking to his superiors which could have brought the information to the public's eye through his congratulations or punishment.</text:p>
      <text:p text:style-name="Standard">7:02 p.m. - Playing Captain Scarlett and Her Pirate's Booty in Borderlands 2, Herbertt the hermit spies on Scarlett in a series of tapes you must collect to give to Scarlett in a show of Herbertt's dedication and "care". <text:s/>One of them is just Scarlett breathing in her sleep. <text:s/>I wonder how closely I'm being monitored here at ESA and in the past. <text:s/>I wonder if anyone really hid a microphone or even a video camera in my past dwellings. <text:s/>I'm so creeped out by the this whole stalking thing. <text:s/>I assume Captain Scarlett's shattered compass is some joke about the sun spots thing I described while her red hair is probably some vestigial sex joke about the crimson square I saw quickly flow down my wall and the bloody scarlet face traced with rainbow I saw on my bed when I was playing loud music and the cops came. <text:s/></text:p>
      <text:p text:style-name="Standard">I don't get all the media jokes that can be probably be revealed by sawing into one's one body with meth and subsequently and carefully adding other drugs like heroin, PCP, or LSD on top of that to exploit those synapses meant to be hidden. <text:s/>Various media tell me heroin can be used to exploit the blue air wires, PCP can be used to exploit the sun spots, and something else like Xanax can be used to summon the red wall. <text:s/>Given my natural experience, I suspect some violence trigger is also necessary to summon the red faced floor painting. <text:s/>Or maybe there's another substance that can force such a <text:soft-page-break/>reaction. <text:s/>There's probably a complicated order of operations like in mathematics to achieve the desired effect given one substance can saturate a certain set of receptors to protect them from destruction while another substance can then focus on a different set of receptors. <text:s/></text:p>
      <text:p text:style-name="Standard">Given the fatal danger and permanent cell destruction involved in rediscovering those lost secrets, I can't personally confirm any of that nor will I. <text:s/>I'd like someone who has been told by word of mouth to also explain that stuff to me now that I've uncovered it. <text:s/>However, I doubt anybody will tell me whether they're in the military or a strip club. <text:s/>Everyone is very tight lipped about stuff like that. <text:s/>I also still don't understand how I made that stripper girl's pussy tighter and what repercussions might follow from continuity. <text:s/>Based on the media I've consumed, I'm lead to believe it has something to do with some property of NMDA antagonism and could cause some sort of physical addiction to sex with a particular woman. <text:s/>In time, someone will spill the beans about how this so called "TiVo" and friends work.</text:p>
      <text:p text:style-name="Standard">8:04 p.m. - Drinking more sweet tea amplified my headache above my right eyebrow. <text:s/>Perhaps the amphetamine addiction effects amplified by sweet tea take place a few weeks after cessation. <text:s/>It's a long nine month climb up, and I've known nausea to also come into play, but I haven't seen that come back to haunt me yet. <text:s/></text:p>
      <text:p text:style-name="Standard">9:53 p.m. - My head still hurts a ton in the same spot. <text:s/>I don't think I'll ever feel pain like that jackhammer I felt back in February 2018. <text:s/>I can't believe people are quitting Spotify over Joe Rogan's comments using the word "nigger". <text:s/>The <text:s/>American first amendment for the rights of individuals to say whatever they want in a private forum should be embraced even by those people who dislike those words. <text:s/>I don't respect racism, but I respect the individuals who spout it. <text:s/>I don't respect Neo Nazism, but I respect the people with those opinions. <text:s/>They should not be mistreated based on their beliefs. <text:s/>I think they should have respectful beliefs espoused to them in counter to their dangerous beliefs. <text:s/>The same thing goes for criminals imprisoned for violence. <text:s/>If prisoners' isolation is necessary, they should still be treated with the same respect you would expect in normal society, and they must be given tools like informative books and positive media to remediate and improve their life. <text:s/>Destructive beliefs are not a justification for retaliative violence by words or actions. <text:s/>Violent actions are still sustainably sound justifications for retaliative violence by words, and if necessary, actions.</text:p>
      <text:p text:style-name="Standard">12:42 a.m. - I drank some more sweet tea at about 11:30 p.m., and while red slashes appear I also got some waves of nausea that are now starting to subside. <text:s/>I think the caffeine induced nausea will soon kick in for about nine more months. <text:s/>"Good nine!" <text:s/>It hurts a lot behind my right eye. <text:s/></text:p>
      <text:p text:style-name="Standard"/>
      <text:p text:style-name="Standard">February 9, 2022: 2:16 p.m. - I'm drinking more sweet tea right now. <text:s/>It's been five minutes, and I feel fine unlike yesterday, but I'll keep monitoring my situation. <text:s/>I expect alternating pleasure and pain in conjunction with my lasting amphetamine addiction.</text:p>
      <text:p text:style-name="Standard">3:29 p.m. - The sweet tea didn't hurt me today. <text:s/>I don't really feel any noticeable pain beyond a dull, faded, hollowed ache in my center forehead. <text:s/>It's harder to focus and my vision is blurring in addition to fragmenting into normally oriented lattices and red slashes rotated pi/4 radians and spread 1 cm apart all across my vision. <text:s/>The most opaque lattices are about 15 cm in diameter.</text:p>
      <text:p text:style-name="Standard">6:45 p.m. - I'm watching Garfield: A Tail of Two Kitties, and it reaffirms my decision to never fly on a plane, especially with my dog who could be mistreated, left behind, or killed by suffocation. <text:s/>That whole MH17 plane that was shot down over Ukraine as well as all the other planes that have gone down with no backup plan other than a lifeboat make flying a bad idea. <text:s/>I'll stay here in the U.S.A. which has everything I will ever need and is better than any other country out there. <text:s/>Why visit somewhere else when everything I want is in my room at home? <text:s/>I've been eating Hormel lasagna every day with bread substituted for pasta strips.</text:p>
      <text:p text:style-name="Standard">8:24 p.m. - Today has been a nice day for Luzianne sweet tea. <text:s/>I've had two glasses in my fancy Georgia Tech decor cup already.</text:p>
      <text:p text:style-name="Standard">4:14 a.m. - I just ate some Ramen and eggs. <text:s/>It's taken a while for me to stomach it again after eating it nigh every meal back in November 2018 to January 2019. <text:s/>Publix bread contains high fructose corn <text:soft-page-break/>syrup, so I always buy cheaper and healthier Great Value sugar laden bread from Walmart. <text:s/>Weirdly, Publix also has more expensive prices for bulk items like extra large eggs and pizza rolls. <text:s/></text:p>
      <text:p text:style-name="Standard">Not long ago, the scanning machine was supposed to take away $1.87 from my order when I owed $1.49, giving me a $.38 refund. <text:s/>But instead it then claimed I owed $.45 cents, a $.83 discrepancy. <text:s/>There are usually people strangely looking around but not buying anything, and there are also people who stand near the front of the store like out of place guards. <text:s/>Lots of people sit outside the Publix and stare around, sometimes while eating food. <text:s/>One time, there was some girl in sunglasses and a weird hat who intentionally stood in my way on my way out, and I had to say, "Excuse me." <text:s/>I think there are lots of strange vigilante and undercover operations there to try to screw with people or lure them into some sort of trap like theft, underage sex, so called "wellness checks" probably alluded to by that out of place guy Mark Tommy here at the ESA motel. <text:s/>There are all kinds of out of place people here whom I've noted before like the fake homeless people. <text:s/>I'm still just trying to get away from all these mofos impeding me just like I was eighteen months ago when I planned to imminently get out to the west coast. <text:s/></text:p>
      <text:p text:style-name="Standard">I just drank some more sweet tea. <text:s/>I have to call about SNAP because it's been two weeks, and I haven't gotten my food stamps. <text:s/>I suspect the people who work there are also screwing with me. <text:s/>I doubt the mailmen and ESA folk would impede the mail since it's a federal crime. <text:s/>I assume nobody sent me the food stamps. <text:s/>The American work system needs an overhaul. <text:s/>I am a paradigm victim of the sadistic wealthy coordinating the downfall of the poor. <text:s/>The only reason I haven't completely abandoned this society and made an example of the rich folk is because I know my future worth to myself. <text:s/>However, I also know my future medical value to those rich folk, so this charade will not be allowed to continue for much longer.</text:p>
      <text:p text:style-name="Standard">I can't believe I can't find any reference of slow motion in most descriptions of adrenaline. <text:s/>It's really been mystified. <text:s/>Like many other things, I suppose military folk know all about it but refuse to diffuse life saving knowledge like that to anyone else. <text:s/>It's not in many songs either. <text:s/>It is in To Hell and Back by blessthefall. <text:s/>Their Witness album was brilliant, but everything else by them is hard for me to stomach. <text:s/>I referenced it on my website, but since I was unable to find it here by text searching, I've copied my great introduction here minus the great inline links on https://josephcantrell.org. <text:s/>It is by no means perfect, but as I have iterated these words for 4.5 years, it is my best tool for improving my writing skills of proofreading and editing.</text:p>
      <text:p text:style-name="Standard"/>
      <text:p text:style-name="Standard">In the beginning, there was an obfuscated Half Life 2 reference demanding, "Pick up that can."</text:p>
      <text:p text:style-name="Standard">'Sup world! <text:s/>I'm Joseph Richard Cantrell, a currently calculated 26.22384361 year old straight white male computer scientist with a passion for lighting the torch of mutual prosperity. <text:s/>I am merely an extraordinary man and nothing more. <text:s/>With jokes aside, I will speak more on that later, but beginning November 21, 1995, I grew up on Emerson Avenue in the old land of the free and the new world of the brave, the United States of America. <text:s/>Meta4's this way and meta4's that way; I'm also the United States of America, and the Golden Rule, the One rule to rule them all, is my Constitution. <text:s/>To get here, my grandmother, Paula Josefa Cantrell, emigrated from Germany to the U.S.A. during Adolf Hitler's bolstering of Nazi Germany in the 1930's, and after marrying my Korean War POW grandfather, Jake Richard Cantrell, she gave birth to my mother, Patricia Ann Cantrell. <text:s/>At age 5, I was prescribed Adderall, abandoned Christianity to be agnostic, and then at age 7 ironically pushed forward an exceptional Atheist during my first Christian summer camp for poor kids, Camp Joy. <text:s/>I only remember seeing my alleged father, Bonnell Coachman Love, less than ten times total, but my mother was always there for me despite my father's lack of support beyond child support payments. <text:s/>For eighteen years, I lived in Columbus with my mom Patricia Cantrell before moving to Atlanta, Georgia in 2014 to attend the Georgia Institute of Technology and begin anew. </text:p>
      <text:p text:style-name="Standard">I always craved entrepreneurship for the freedom it brings myself and society. <text:s/>However, massive amounts of investment capital did not exist in my household, so several months before attending <text:soft-page-break/>college I forsook my Business Administration degree plans as a sunk cost and set my sights on a Computer Science degree. <text:s/>As a developer I have experience programming using a diverse set of technologies from electrical circuits and assembly to C, Java, and Python. <text:s/>I coded this website by teaching myself PHP, HTML, CSS, and JavaScript with the wealth of knowledge on the internet, and my server even identifies as Apache. <text:s/>I love playing video games and have learned to make my own games using the open source game engine Godot. <text:s/>Check them out at Itch.io, an independent game developer hub. <text:s/>I prefer cross platform generation tools like Godot and NativeScript because they greatly speed up throughput efficiency by consolidating programming assets to a singular entity. <text:s/>With my brain and a Bachelor of Science in Computer Science, I am a doctor with no Ph.D., and there is nothing beyond my mind! <text:s/>Everything is easy; piece by piece and step by step I can read, analyze, and apply any information. </text:p>
      <text:p text:style-name="Standard">Enumerated here is a quick rundown of some hobbies I've entertained. <text:s/>I have spent 84 days of my life playing Modern Warfare 2 and 50 days playing Borderlands 2 on Xbox 360. <text:s/>This equates to 6.8% of my time in high school mostly playing Search and Destroy in Modern Warfare 2. <text:s/>Metro Exodus and Modern Warfare are currently my favorite games, and I have moved to the Windows gaming platform since 2014 (PCM4$T3R4C34LYF3). <text:s/>I also enjoy games like Bioshock Infinite, Halo Reach, Red Dead Redemption 2, Amnesia: A Machine For Pigs, and Dark Souls. My favorite type of music is metal, and some of my favorite artists are Slayer, Soilwork, and Boosie BadAzz, though I'm also quite partial to the series Punk Goes... <text:s/>Animated television shows are my favorite because they are an inexpensive artistic medium attracting eccentric talent, and thus I rank The Boondocks and ChäoS;HEAd very highly. Although I moreso enjoy the longer plot development afforded by other storytelling mediums, some of my favorite movies are as follows: Live Free or Die Hard, Tropic Thunder, Scarface, Friday the 13th Part VI: Jason Lives, and The Texas Chainsaw Massacre Part 2. <text:s/>Brave New World and The Stranger are some of my favorite novels, and although I quite enjoyed The Hobbit, The Lord of the Rings was difficult for me to finish at times. <text:s/>To improve my writing skills, I write about notable life events in a journal wherein I have collected over 120,000 words detailing my adventures, good and bad, solo and grouped. <text:s/>To help entertain and educate the human race, I'd like it to be freely and posthumously published without redaction. <text:s/>As I am that is, I write more than I read now, and I'm inspired by longer tales like the Inheritance, Redwall, Warriors, and The Merlin Saga book series. </text:p>
      <text:p text:style-name="Standard">I like to cook my meals in a big crockpot with over ten spicy red peppers like the Carolina Reaper, Trinidad Moruga Scorpion, and Ghost Pepper to enhance flavor and nutrition. <text:s/>My favorite chocolate candy is Reeses, and to feed my inner sugar fiend, I once ate a luxury dessert of a baker's dozen original glazed Krispy Kreme donuts in one sitting. <text:s/>Although it seems like I eat a lot, I do not consume alcohol, tobacco, or even beer bratwurst. <text:s/>To expend all those essential calories and amino acids, I weightlift every few days and perform bench press, bent over rows, military press, barbell curls, deadlifts, light stability squats, and weighted pullups to build strength and stay healthy. <text:s/>Lately, my best deadlift is five repetitions of 405 pounds. <text:s/>In lifting all this weight and putting it back down, there's no obfuscation this perpetuates a positive feedback loop demanding I consume more food to lift more weight. </text:p>
      <text:p text:style-name="Standard">I like to program video games in my spare time, and I've been building my skills with Godot since February 2018. <text:s/>First, I was inspired to create unique games to quickly finish during five minutes of spare time. <text:s/>After creating a few including Prophet Launcher, my favorite, I've learned to make 3D games and begun weaving my own stories into these games. <text:s/>At age eleven, I once wrote 90,000 words (one third of my planned plot) of a novel called Krelzor's Quest, similar to Pokemon Mystery Dungeon: Blue Rescue Team and Redwall but with my own unique talking creatures. <text:s/>I long ago abandoned and lost that project, but I've begun channeling that same writing energy from prose to the interactive, visual, and auditory video game experience. </text:p>
      <text:p text:style-name="Standard">There's also quite a long trail of things I can list that I don't like at all. <text:s/>I don't like most science fiction, superheroes, romance, sports, and musical theatre types of entertainment. This means I hate Star Wars, <text:soft-page-break/>High School Musical, Star Trek, Georgia Tech college football, and Friends. In addition, find other distasteful artistries here: The Avengers, The Simpsons, and Fifty Shades of Grey. <text:s/>I do not like sadism, whether it is employed by individuals or groups, under the guise of Santa Clause, Corporation Inc, or the necessary and proper clause. <text:s/>I neither drink alcohol nor smoke tobacco, especially foul tasting poison like gin and vodka, and I most often prefer the solitary shade of my personal domicile to the illustrious city lights adorning the outdoors. <text:s/>In reference to the exterior world, I do not entertain the notion of Schrodinger's unobserved yet superimposed alive and dead cat just as I do not care that in the year 2000, an "invisible economic hand" felled an unbeknownst tree in the woods in the opposite hemisphere of Earth. </text:p>
      <text:p text:style-name="Standard">Although I do not pursue it, the origin of Earth and its surrounding universe interests me. <text:s/>The three spacial dimensions before you intertwine with time, elucidating timespace. <text:s/>When your velocity increases, time will tick more slowly for you. <text:s/>To explain this, consider outside light information travels from your eyes' cones to your prefrontal cortex for complex analysis via fast moving electron action potentials through wirelike structures in the body. <text:s/>When a speedier mechanism is utilized to carry this light information to the prefrontal cortex, this same outside spatial scene will be analyzed by the prefrontal cortex in less time (more slow motion) as the same spatial light information is pumped around the brain and moves normally outside in its own space. <text:s/>In mathematics, it is easy to imagine four spatial dimensions using linear algebra. <text:s/>Thus, time can be seen as an extension of space: a fourth dimension creating spacetime. <text:s/>In mathematics, it is also easy to imagine an infinite number of dimensions impacting our world beyond timespace such as the impact of gravity on timespace. <text:s/>Stephen Hawking conjectures this universe is an offshoot of a universe encapsulating more dimensions. <text:s/>Any "timespacial" dimensions perpendicular to these four "timespacial" dimensions would be imperceptible to us. <text:s/>I will ponder Hawking's analysis. <text:s/>It is easy to imagine this universe can be perpendicular in space to another universe; quantum entanglement indicates this universe is a self-containing system originating from a place where our perception of time does not exist at all. <text:s/>If two particles are entangled, a change in the state of one particle will instantaneously flip the state of the partner particle. <text:s/>This quantum exchange of information cannot be measured as the particle's state changes as one measures its properties. <text:s/>This correlation of particles shows there is one more time dimension governing this quantum leap: imaginary time. </text:p>
      <text:p text:style-name="Standard">Along each point in this fifth dimension, the characteristics of spacetime are predicted as points in a five dimensional (x-y-z-time-iTime) plane. <text:s/>Through an anomalous Big Bang, imaginary time wrought a single point in spacetime: our universe. <text:s/>This point in the newfound spacetime, a singularity analogous to a black hole, contained all the matter and energy in our known universe. <text:s/>Because the grandiose mass of a black hole gravitates light to absolute zero velocity and halts the flow of time, the Big Bang's initial scatter of mass created time. <text:s/>Indeed, black holes are anomalies in our universe, and the physics governing our universe apply neither there nor in the singularity. <text:s/>In a different and more likely hypothesis of the timespacial analysis of light in black holes, these photons would gravitate around the black hole's center of mass without changing their speed limit. <text:s/>After the Big Bang, stars collected and nuclear fusion supernovae spewed forth larger atoms such as carbon to coalesce into planets. <text:s/>Water molecules allowed autonomous machines called bacteria cells to collect and mutate into multicellular organisms such as fungi and humans. <text:s/>Indeed, the universe is expanding, and for every gravitating coalescence there matters an equal but opposite dissipation of time. <text:s/>The universe will collapse back into a spacetime singularity, yet ever increasing entropy ensures time forever flows forward as matter and energy also continue intermingling. <text:s/>As disorder and information about that disorder increases in the world as time and space move forward, traveling backwards in time would create a logical paradox because a point in timespace with less information cannot be achieved moving forward. <text:s/>The laws of physics shall once again break down in this new singularity, and a new universe will reign, but it shall not be our own. <text:s/>Aside conjecture, as at some base instance of rationality, there must exist one finite self contained system (a universe) which has always existed and will always <text:soft-page-break/>persist without the need for creation as you cannot infinitely recurse creation. <text:s/>Mathematically, I elect to forego the sunk cost fallacy here in favor of limiting my introduction.</text:p>
      <text:p text:style-name="Standard">As I neurally wave farewell here, I remain an A.D.H.D. Atheist, and I'm delighted scientists are still researching to move humanity to its highest apexes of enlightenment. <text:s/>My norepinephrine (NE/NA), dopamine (DA), serotonin (5-HT), glutamate (GLU), and acetylcholine (ACh) neurotransmitter release rates decelerate over time due to a prenatal genetic alteration by alcohol and tobacco, but in return I've danced and conversed with processions of rainbow ghost women to keep me company through the occasional misty night. <text:s/>To counteract this, I eat prescription amphetamine every day, and effecting change in my body demands a trade of my supplies over months of time. <text:s/>Luckily, my unwavering GABA and light-speed adrenal systems always remain intact, so I am incapable of devolving to experience fear or retreat from inevitable danger. <text:s/>Neurons and other cells in parts of the body like the eyes, visual cortex, cerebral cortex, and prefrontal cortex work somewhat independently yet are holistically intertwined like a networked graph to create the reality I perceive. <text:s/>The website logo of josephcantrell.org in the top left is an image of my brain generated using an MRI machine at Georgia Tech, and it is encoded with the recognition of my motivations. <text:s/>Decode my obfuscated code in my home executive functions JS file, and refresh straight away for secret magnetic induction powers to blacken the hole of the Milky Way. <text:s/>101010x3!</text:p>
      <text:p text:style-name="Standard"/>
      <text:p text:style-name="Standard">February 10, 2022: 3:24 p.m. - I can't get the food stamps worker on the phone. <text:s/>I suppose they might be busy since she said something about DEFAX, which was the organization I had to run from when they came to take me away from my mom when I was in elementary school. <text:s/>I was super worried I'd never have the love of my mother, I wouldn't get my ADHD medication, and would never get out of poverty if they took me away, so I took off into the creek and ran as far as I could. <text:s/>I came back a few hours later, and my mom said they were going to let me stay. <text:s/>I never planned to go with them no matter what they did or said on the matter. <text:s/></text:p>
      <text:p text:style-name="Standard">As the days pass, I feel even more hopeless than my days on food stamps and temporary assistance for need families back with my mom during the days when her boyfriend Bruce couldn't find work or got mad and stayed with his family for days or months on end. <text:s/>They would ultimately reconcile. <text:s/>I remember one particularly long period during summer break in late middle school when I was watching movies and listening to music downstairs where I discovered tons of cool movies watching Cinemax while my mom was on her laptop. <text:s/>That was always the only computer we had until she got me one in spring of my ninth grade. <text:s/></text:p>
      <text:p text:style-name="Standard">I despise my endless calculation of despair forged from the hands of the rich whimsical challenge of the corporate vanguard awaiting the inevitable, cyclical mutiny of the exploited, isolated, and exploited destitute. <text:s/>With every day, it grows easier to justify ending this ungodly way of life for anything more wherein I retain my final might in death. <text:s/>The danger in deferring of aid to another in society swings invisibly over the heads of the wealthy who find no distractions in securing their future. <text:s/>The betrayal of trust by society's monetary siege will inevitably lead some humans to evolve in a manner like my evolution in the prenatal betrayal of my mother's alcohol and tobacco fiasco: a solitary life waning human cooperation and waxing bastardized blitzkrieg. </text:p>
      <text:p text:style-name="Standard">4:35 p.m. - Drinking sweet tea is aggravating me again. <text:s/>A pain in my center forehead is rising to prominence. <text:s/></text:p>
      <text:p text:style-name="Standard">7:07 p.m. - The red slashes have appeared again with more strength than I've seen since I woke up today. <text:s/>I suppose it is due to the timing of my medication which would have been ingested at 7 p.m. today.</text:p>
      <text:p text:style-name="Standard">7:20 p.m. - The red gashes are dwindling in intensity, but I can still see them forming along with mostly transparent lattices.</text:p>
      <text:p text:style-name="Standard">4:36 a.m. - I barely had any pain today. <text:s/>It was a great day to drink some Luzianne sweet tea.</text:p>
      <text:p text:style-name="Standard"/>
      <text:p text:style-name="Standard"><text:soft-page-break/>February 11, 2022: 3:45 p.m. - I'm itching like crazy right now all over. <text:s/></text:p>
      <text:p text:style-name="Standard">8:42 p.m. - As I've been forced to sit here contemplating my fate at the hands of the rich for nigh nineteen months now, the pharmaceutical industry has continued sadistically cranking out pharmaceutical methamphetamine as Desoxyn, dextroamphetamine as Vyvanse, and methylphenidate as Concerta for the rich people who request and can afford it. <text:s/>This perpetuates the cycle of the rich holding down and ignoring their poor brethren. <text:s/>I can't find any statistics on Desoxyn prescription, but I see reports online of people getting it. <text:s/>I also see plenty of problems in the U.S. with rich socialites destroying the lives of the people around them like the current catastrophes of John McAfee, Jeffrey Epstein, Ghislaine Maxwell, and royal Prince Andrew of the United Kingdom. <text:s/>Despite my pleas, there's nowhere to go in the bureaucracy because even if I write the Surgeon General and this "General" gives enough shits to actually do something about it with all the media continually stating the obvious medical facade shrouding ADHD, is this going to help me out of poverty given all the work I've done and feigned help I've pursued over the past 18.5 months? <text:s/>As I've sat here, the wealthy have continued to conspire against me for their own selfish medical pursuits including sadistic medication, Neo Nazi medical research on STD's and cancer, and thieved transplants and transfusions. <text:s/></text:p>
      <text:p text:style-name="Standard">Even if I got my message to someone in the medical industry who actually could do something about it, who is going to pay for all the research that needs to be done on me and others to prove it's absolutely necessary to ban all those alleged medications? <text:s/>The people who love those "medications" will lie through their teeth until they're dead to maintain their sadistic lifestyle while the pharmaceutical with the real potential to change the American way of life for the better, racemic amphetamine AKA Evekeo, will go ignored, mystified, and demonized like in that terribly unscientific documentary from 2018, "Take Your Pills". <text:s/>It takes time to change that system, and I have a negative, overdrawn bank account balance. <text:s/></text:p>
      <text:p text:style-name="Standard">10:46 p.m. - The foreign aid the United States gives to other countries like Israel and Ukraine is such stupid bullshit. <text:s/>Israel is a nuclear power, so it can defend itself. <text:s/>Ukraine should strategically invest its money its own defense and could possibly more easily create nuclear weapons given its locale proximity to Russia and historical proximity to the Soviet Union. <text:s/>The U.S.A. still gives "food stamps" in the form of foreign aid to countries all over the world while there are homeless, unemployed, underemployed, and underpaid citizens here. <text:s/>I'm sure the homeless would like some of that foreign aid to create new companies to hire them. <text:s/>The teachers would like a raise. <text:s/>The fast food McDonalds and retail KMart workers like my mom would like full time jobs instead of part time jobs, and they could use a raise too with the tax cuts generated from foreign aid. <text:s/>The students would like subsidized lower costs of higher education.</text:p>
      <text:p text:style-name="Standard">The U.S. never joined the League of Nations because strict military alliances were the primary cause of World War I after the assassination of Archduke Franz Ferdinand and his wife Sophie of Austria-Hungary by the separatist Gavrilo Princip, an act which had no impact on most other nations. <text:s/>The appropriate action to take would have been to close the borders of Austria-Hungary to nations suspected of supporting terrorism like Serbia. <text:s/>All nationals suspected of terrorism or involvement with Serbia should have been deported or dealt with in education camps like modern day China and their Uighur folk. <text:s/>This would have been especially appropriate given the recent annexation of Bosnia, the homeland of the separatist. <text:s/>No friends of the enemies of Franz should have been allowed to enter Austria-Hungary. <text:s/></text:p>
      <text:p text:style-name="Standard">The United States has no need to meddle in international stability when it has the most advanced nuclear weapons and the greatest military on the planet. <text:s/>Instead of wasting our time fighting wars to stabilize the Middle East, the actions of Donald Trump to close the borders to nations harboring and facilitating terrorists should be furthered. <text:s/>The U.S. has spent 2.3 trillion on the war in Afghanistan over twenty years, and per capita, that's (2.3*10^12) / (300*10^6) = $7,666 that could have been pocketed by Americans every year without accounting for inflation. <text:s/>The true number would be higher with inflation, so twenty years ago, that $7,666 would have been worth 7666*1.02^20 = $11,392 per person <text:soft-page-break/>in the United States. <text:s/>This doesn't account for population changes since the population has actually grown to 330 million in these past twenty years. <text:s/>However, it's a great ballpark estimate of how much monetary waste the United States has seen on a yearly basis at the cost of every American taxpayer's production in their day to day jobs. <text:s/>This doesn't account for the time wasted and the lives wasted in supporting this farcical notion of "foreign aid" or "regional stabilization". <text:s/></text:p>
      <text:p text:style-name="Standard">Why should the United States citizens pay for the ineptitude of the Ukrainian government to increase education and military expenditures to sufficiently produce nuclear outputs? <text:s/>There is no good reason for the United States to play world police. <text:s/>While China and Russia continue to build bigger and better arsenals, the United States is instead spending its military budget on war to help smaller nations who have had splendid amounts of gifted atomic knowledge trickled over eighty years to develop their own nuclear defenses. <text:s/>The United States military budget is a defense budget, and it should remain that way. <text:s/>The United States should practice militaristic isolationism. <text:s/>It should completely stop giving handouts to other nations and also stop long term handouts to its own citizens and retain its pride in fair trade towards overall betterment of the world.</text:p>
      <text:p text:style-name="Standard">I still might vote for Donald Trump based on his excellent foreign policy. <text:s/>I think the avarice of the Republican party can be somewhat swayed by his somewhat independent stance in their midst. <text:s/>The avarice of the Democratic party is not to be understated as the more radical leftists demonstrate to take away the rights guaranteed by the first and second amendments. <text:s/>Unfortunately, there is no easy way out as the Republicans moreso justify other methods of fascist control like the drug war and abortion bans. <text:s/>The two party system is hard to beat as Americans are very polarized and loyal even though the early Constitutional pioneers warned against such polarized and loyal partisanship. <text:s/>With the advent of the Internet, I see the two party system shifting in the future as some other party like the Libertarians gain ground using mass communication to secure votes outside the safety of the two giant parties.</text:p>
      <text:p text:style-name="Standard">1:29 a.m. - I got my biggest payout yet of $37 from selling video games. <text:s/>Someone snagged my free giveaway of For My Aspect, Prophet Launcher, and Infernight and tipped me $42.42! <text:s/>$3 went to my tax verification for itch.io, but otherwise I only had to pay about $2 for store costs. <text:s/>That's a lot less than Steam and the like. <text:s/></text:p>
      <text:p text:style-name="Standard">3:30 a.m. - I've updated my IndieDB.com profile and portfolio to increase my games' visibility. <text:s/>I can use that $37 on a Walmart gift card and circumvent PayPal fees which is great. <text:s/>I'm heading to Walmart at sunrise.</text:p>
      <text:p text:style-name="Standard"/>
      <text:p text:style-name="Standard">February 12, 2022: 3:24 p.m. - I keep waking up at about 3:05 p.m. which is when I would normally start kicking into gear from my amphetamine regimen. <text:s/>I suppose it's to be expected. <text:s/></text:p>
      <text:p text:style-name="Standard">6:07 p.m. - I can still see red slashes over my screen as I type. <text:s/>I look to the wall and they appear there cast as textures drawn over my normal sights. <text:s/>The lattices are coming in too. <text:s/></text:p>
      <text:p text:style-name="Standard">10:25 p.m. - I only have fifteen eggs, ten packs of Maruchan Ramen, and one bag of large grain sugar from Walmart to be combined with Luzianne sweet tea. <text:s/>I've got about seven cups of sugar left. <text:s/>I can make 3.5 gallons of sweet tea which is enough for about six days. <text:s/>I used to drink a gallon a day back when I was programming my website and learning PHP at Georgia Tech. <text:s/>To top off my lust for sweet tea after playing Borderlands 2 for an hour, I just had a glass of sweet tea about two thirds the size of my last cup an hour ago.</text:p>
      <text:p text:style-name="Standard">I'm disappointed the imperial system is still used by the United States. <text:s/>It suits the current state of lying affairs plaguing this country. <text:s/>Converting between teaspoons and cups is just as much of a pain as ever, but the progress on the issue has been as slow as the conversion between inches and miles. <text:s/>All new corporate and government labels must be in metric alone. <text:s/>It would upset chefs and roadsters for a brief month or two before life permanently shifted for faster measurements. <text:s/>Gradual change has proven quite ineffective unless a biological entity is being nurtured through change. <text:s/>Human concepts like laws, customs, and education policies should be changed through swift, decisive change.</text:p>
      <text:p text:style-name="Standard"><text:soft-page-break/>Despite the measurement of the food by volume, there's no responsible indication of volume on my dog's bag of food. <text:s/>I've figured out it's about forty-five days worth of food within the forty pounds, but that's buried in the comments of the Amazon listing and remains officially undisclosed by the company. <text:s/>I think companies should be required to disclose the measurements used for their product. <text:s/>The only thing disclosed is the amount of calories and the weight, but different dog food brands have different densities with different makeups. <text:s/>I don't buy food made with corn since Breezy didn't tolerate it well at all. <text:s/>I have about two months of food for Breezy but only two days left for myself.</text:p>
      <text:p text:style-name="Standard">I see only a continuity of my pain over these past 18.5 months. <text:s/>Every time I talk to someone, there is no look of compassion. <text:s/>I occasionally get a feeble call from some job for which I've applied. <text:s/>Even though I am more qualified than most anyone currently working at these companies, I have received no faithful inquiries to trade. <text:s/>I am surrounded by a parasitical world of cultists that always defers responsibility for someone else to bear the cost of baring my life to this epitaph to be of over one hundred seventy-five thousand words. <text:s/>In continuity of this sadistic trend by evolution of existing and future members of humanity, I see the inevitable revolutionary self destruction of human society by increasing technological and numerical means delivered by solitary victims. <text:s/>Such biological revolutions are natural but need no be so violently assumed given the complexity of the human prefrontal cortex shining in the light of the technological communications and medical drug revolutions.</text:p>
      <text:p text:style-name="Standard">11:10 p.m. - I just removed another half gallon pot of Luzianne from the stove after steeping it for thirty minutes on low temperature. <text:s/>I look forward to my next glass of sweet tea in a few hours at about three or four a.m. <text:s/>With a light hunger, I await my next meal of two packs of Ramen with three eggs to be forged in an hour or two. <text:s/>Normally I would include six eggs in one meal, but I'm not lifting weights anymore nor do I have money to buy more protein at the moment. <text:s/></text:p>
      <text:p text:style-name="Standard">12:44 a.m. - I'm starving for that Ramen and eggs, so the water's on the stove heating to a boil. <text:s/>I'll be drinking my next glass of sweat tea at 2 a.m. <text:s/>I'll be drinking it more frequently for the caloric intake. <text:s/>It'll also keep me amused while I waste time watching everyone else waste time, and as a bonus, my sweet tea will keep me intrepid in hatching the foretold plan under duress of starv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2-13T06:50:46.342000000</dc:date>
    <meta:editing-duration>PT2H1M22S</meta:editing-duration>
    <meta:editing-cycles>103</meta:editing-cycles>
    <meta:generator>LibreOffice/7.2.1.2$Windows_X86_64 LibreOffice_project/87b77fad49947c1441b67c559c339af8f3517e22</meta:generator>
    <meta:document-statistic meta:table-count="0" meta:image-count="0" meta:object-count="0" meta:page-count="237" meta:paragraph-count="2823" meta:word-count="159288" meta:character-count="890289" meta:non-whitespace-character-count="723668"/>
  </office:meta>
</office:document-meta>
</file>